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1">
      <style:table-cell-properties fo:background-color="#fffbcc" fo:wrap-option="wrap" fo:border="0.06pt solid #000000"/>
      <style:text-properties style:use-window-font-color="true" style:text-outline="false" style:text-line-through-style="none" style:text-line-through-type="none" style:font-name="Ubuntu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prx_k3_dcy_0.5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61538462" calcext:value-type="float">
            <text:p>0.61538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1290323" calcext:value-type="float">
            <text:p>0.61290323</text:p>
          </table:table-cell>
          <table:table-cell office:value-type="float" office:value="0.53763441" calcext:value-type="float">
            <text:p>0.537634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1538462" calcext:value-type="float">
            <text:p>0.61538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4545455" calcext:value-type="float">
            <text:p>0.5454545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1538462" calcext:value-type="float">
            <text:p>0.61538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1016949" calcext:value-type="float">
            <text:p>0.61016949</text:p>
          </table:table-cell>
          <table:table-cell office:value-type="float" office:value="0.52631579" calcext:value-type="float">
            <text:p>0.5263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4545455" calcext:value-type="float">
            <text:p>0.5454545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1538462" calcext:value-type="float">
            <text:p>0.61538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1538462" calcext:value-type="float">
            <text:p>0.61538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6086957" calcext:value-type="float">
            <text:p>0.26086957</text:p>
          </table:table-cell>
          <table:table-cell office:value-type="float" office:value="0.4587156" calcext:value-type="float">
            <text:p>0.4587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0.40740741" calcext:value-type="float">
            <text:p>0.4074074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28571429" calcext:value-type="float">
            <text:p>0.2857142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2:.B12])" office:value-type="float" office:value="0.550834718181818" calcext:value-type="float">
            <text:p>0.551</text:p>
          </table:table-cell>
          <table:table-cell table:style-name="ce4" table:formula="of:=AVERAGE([.C2:.C12])" office:value-type="float" office:value="0.229333254545454" calcext:value-type="float">
            <text:p>0.229</text:p>
          </table:table-cell>
          <table:table-cell table:style-name="ce4" table:formula="of:=AVERAGE([.D2:.D12])" office:value-type="float" office:value="0.0259740263636364" calcext:value-type="float">
            <text:p>0.026</text:p>
          </table:table-cell>
          <table:table-cell table:style-name="ce4" table:formula="of:=AVERAGE([.E2:.E12]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2:.B12])" office:value-type="float" office:value="0.115289044033438" calcext:value-type="float">
            <text:p>0.115</text:p>
          </table:table-cell>
          <table:table-cell table:style-name="ce4" table:formula="of:=STDEV([.C3:.C12])" office:value-type="float" office:value="0.266686415404928" calcext:value-type="float">
            <text:p>0.267</text:p>
          </table:table-cell>
          <table:table-cell table:style-name="ce4" table:formula="of:=STDEV([.D3:.D12])" office:value-type="float" office:value="0.090350791645787" calcext:value-type="float">
            <text:p>0.090</text:p>
          </table:table-cell>
          <table:table-cell table:style-name="ce4" table:formula="of:=STDEV([.E3:.E12])" office:value-type="float" office:value="0" calcext:value-type="float">
            <text:p>0.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17:.B27])" office:value-type="float" office:value="0.645454545454546" calcext:value-type="float">
            <text:p>0.645</text:p>
          </table:table-cell>
          <table:table-cell table:style-name="ce4" table:formula="of:=AVERAGE([.C17:.C27])" office:value-type="float" office:value="0.454545454545455" calcext:value-type="float">
            <text:p>0.455</text:p>
          </table:table-cell>
          <table:table-cell table:style-name="ce4" table:formula="of:=AVERAGE([.D17:.D27])" office:value-type="float" office:value="0.0787878790909091" calcext:value-type="float">
            <text:p>0.079</text:p>
          </table:table-cell>
          <table:table-cell table:style-name="ce4" table:formula="of:=AVERAGE([.E17:.E27]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17:.B27])" office:value-type="float" office:value="0.349967530961477" calcext:value-type="float">
            <text:p>0.350</text:p>
          </table:table-cell>
          <table:table-cell table:style-name="ce4" table:formula="of:=STDEV([.C18:.C27])" office:value-type="float" office:value="0.52704627669473" calcext:value-type="float">
            <text:p>0.527</text:p>
          </table:table-cell>
          <table:table-cell table:style-name="ce4" table:formula="of:=STDEV([.D18:.D27])" office:value-type="float" office:value="0.274064064935352" calcext:value-type="float">
            <text:p>0.274</text:p>
          </table:table-cell>
          <table:table-cell table:style-name="ce4" table:formula="of:=STDEV([.E18:.E27])" office:value-type="float" office:value="0" calcext:value-type="float">
            <text:p>0.000</text:p>
          </table:table-cell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44444444" calcext:value-type="float">
            <text:p>0.4444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6363636" calcext:value-type="float">
            <text:p>0.86363636</text:p>
          </table:table-cell>
          <table:table-cell office:value-type="float" office:value="0.36764706" calcext:value-type="float">
            <text:p>0.36764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444444" calcext:value-type="float">
            <text:p>0.4444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33333333" calcext:value-type="float">
            <text:p>0.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444444" calcext:value-type="float">
            <text:p>0.4444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4736842" calcext:value-type="float">
            <text:p>0.94736842</text:p>
          </table:table-cell>
          <table:table-cell office:value-type="float" office:value="0.35714286" calcext:value-type="float">
            <text:p>0.3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33333333" calcext:value-type="float">
            <text:p>0.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444444" calcext:value-type="float">
            <text:p>0.4444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444444" calcext:value-type="float">
            <text:p>0.4444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9761905" calcext:value-type="float">
            <text:p>0.297619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8571429" calcext:value-type="float">
            <text:p>0.78571429</text:p>
          </table:table-cell>
          <table:table-cell office:value-type="float" office:value="0" calcext:value-type="float">
            <text:p>0</text:p>
          </table:table-cell>
          <table:table-cell office:value-type="float" office:value="0.17105263" calcext:value-type="float">
            <text:p>0.17105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32:.B42])" office:value-type="float" office:value="0.710812842727273" calcext:value-type="float">
            <text:p>0.711</text:p>
          </table:table-cell>
          <table:table-cell table:style-name="ce4" table:formula="of:=AVERAGE([.C32:.C42])" office:value-type="float" office:value="0.15355233" calcext:value-type="float">
            <text:p>0.154</text:p>
          </table:table-cell>
          <table:table-cell table:style-name="ce4" table:formula="of:=AVERAGE([.D32:.D42])" office:value-type="float" office:value="0.0155502390909091" calcext:value-type="float">
            <text:p>0.016</text:p>
          </table:table-cell>
          <table:table-cell table:style-name="ce4" table:formula="of:=AVERAGE([.E32:.E42]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32:.B42])" office:value-type="float" office:value="0.262787378126467" calcext:value-type="float">
            <text:p>0.263</text:p>
          </table:table-cell>
          <table:table-cell table:style-name="ce4" table:formula="of:=STDEV([.C33:.C42])" office:value-type="float" office:value="0.178952834099539" calcext:value-type="float">
            <text:p>0.179</text:p>
          </table:table-cell>
          <table:table-cell table:style-name="ce4" table:formula="of:=STDEV([.D33:.D42])" office:value-type="float" office:value="0.0540915910562048" calcext:value-type="float">
            <text:p>0.054</text:p>
          </table:table-cell>
          <table:table-cell table:style-name="ce4" table:formula="of:=STDEV([.E33:.E42])" office:value-type="float" office:value="0" calcext:value-type="float">
            <text:p>0.000</text:p>
          </table:table-cell>
        </table:table-row>
      </table:table>
      <table:table table:name="aprx_k6_dcy_0.5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  <table:table-cell/>
        </table:table-row>
        <table:table-row table:style-name="ro1">
          <table:table-cell/>
          <table:table-cell office:value-type="float" office:value="0.66666667" calcext:value-type="float">
            <text:p>0.6666666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57142857" calcext:value-type="float">
            <text:p>0.57142857</text:p>
          </table:table-cell>
          <table:table-cell/>
        </table:table-row>
        <table:table-row table:style-name="ro1">
          <table:table-cell/>
          <table:table-cell office:value-type="float" office:value="0.625" calcext:value-type="float">
            <text:p>0.625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76712329" calcext:value-type="float">
            <text:p>0.76712329</text:p>
          </table:table-cell>
          <table:table-cell office:value-type="float" office:value="0.59259259" calcext:value-type="float">
            <text:p>0.59259259</text:p>
          </table:table-cell>
          <table:table-cell office:value-type="float" office:value="0" calcext:value-type="float">
            <text:p>0</text:p>
          </table:table-cell>
          <table:table-cell office:value-type="float" office:value="0.18181818" calcext:value-type="float">
            <text:p>0.18181818</text:p>
          </table:table-cell>
          <table:table-cell/>
        </table:table-row>
        <table:table-row table:style-name="ro1">
          <table:table-cell/>
          <table:table-cell office:value-type="float" office:value="0.66115702" calcext:value-type="float">
            <text:p>0.66115702</text:p>
          </table:table-cell>
          <table:table-cell office:value-type="float" office:value="0" calcext:value-type="float">
            <text:p>0</text:p>
          </table:table-cell>
          <table:table-cell office:value-type="float" office:value="0.36363636" calcext:value-type="float">
            <text:p>0.36363636</text:p>
          </table:table-cell>
          <table:table-cell office:value-type="float" office:value="0.33333333" calcext:value-type="float">
            <text:p>0.33333333</text:p>
          </table:table-cell>
          <table:table-cell/>
        </table:table-row>
        <table:table-row table:style-name="ro1">
          <table:table-cell/>
          <table:table-cell office:value-type="float" office:value="0.77142857" calcext:value-type="float">
            <text:p>0.77142857</text:p>
          </table:table-cell>
          <table:table-cell office:value-type="float" office:value="0.56097561" calcext:value-type="float">
            <text:p>0.56097561</text:p>
          </table:table-cell>
          <table:table-cell office:value-type="float" office:value="0" calcext:value-type="float">
            <text:p>0</text:p>
          </table:table-cell>
          <table:table-cell office:value-type="float" office:value="0.33333333" calcext:value-type="float">
            <text:p>0.33333333</text:p>
          </table:table-cell>
          <table:table-cell/>
        </table:table-row>
        <table:table-row table:style-name="ro1">
          <table:table-cell/>
          <table:table-cell office:value-type="float" office:value="0.6557377" calcext:value-type="float">
            <text:p>0.6557377</text:p>
          </table:table-cell>
          <table:table-cell office:value-type="float" office:value="0.06451613" calcext:value-type="float">
            <text:p>0.06451613</text:p>
          </table:table-cell>
          <table:table-cell office:value-type="float" office:value="0" calcext:value-type="float">
            <text:p>0</text:p>
          </table:table-cell>
          <table:table-cell office:value-type="float" office:value="0.18181818" calcext:value-type="float">
            <text:p>0.18181818</text:p>
          </table:table-cell>
          <table:table-cell/>
        </table:table-row>
        <table:table-row table:style-name="ro1">
          <table:table-cell/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11764706" calcext:value-type="float">
            <text:p>0.117647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62992126" calcext:value-type="float">
            <text:p>0.62992126</text:p>
          </table:table-cell>
          <table:table-cell office:value-type="float" office:value="0.07692308" calcext:value-type="float">
            <text:p>0.07692308</text:p>
          </table:table-cell>
          <table:table-cell office:value-type="float" office:value="0.11764706" calcext:value-type="float">
            <text:p>0.117647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6779661" calcext:value-type="float">
            <text:p>0.6779661</text:p>
          </table:table-cell>
          <table:table-cell office:value-type="float" office:value="0.11111111" calcext:value-type="float">
            <text:p>0.1111111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66115702" calcext:value-type="float">
            <text:p>0.66115702</text:p>
          </table:table-cell>
          <table:table-cell office:value-type="float" office:value="0.06060606" calcext:value-type="float">
            <text:p>0.06060606</text:p>
          </table:table-cell>
          <table:table-cell office:value-type="float" office:value="0" calcext:value-type="float">
            <text:p>0</text:p>
          </table:table-cell>
          <table:table-cell office:value-type="float" office:value="0.18181818" calcext:value-type="float">
            <text:p>0.18181818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2:.B11])" office:value-type="float" office:value="0.674115763" calcext:value-type="float">
            <text:p>0.674</text:p>
          </table:table-cell>
          <table:table-cell table:style-name="ce4" table:formula="of:=AVERAGE([.C2:.C11])" office:value-type="float" office:value="0.154364766" calcext:value-type="float">
            <text:p>0.154</text:p>
          </table:table-cell>
          <table:table-cell table:style-name="ce4" table:formula="of:=AVERAGE([.D2:.D11])" office:value-type="float" office:value="0.124893048" calcext:value-type="float">
            <text:p>0.125</text:p>
          </table:table-cell>
          <table:table-cell table:style-name="ce4" table:formula="of:=AVERAGE([.E2:.E11])" office:value-type="float" office:value="0.178354977" calcext:value-type="float">
            <text:p>0.178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2:.B11])" office:value-type="float" office:value="0.0533770427679714" calcext:value-type="float">
            <text:p>0.053</text:p>
          </table:table-cell>
          <table:table-cell table:style-name="ce4" table:formula="of:=STDEV([.C2:.C11])" office:value-type="float" office:value="0.225976947618099" calcext:value-type="float">
            <text:p>0.226</text:p>
          </table:table-cell>
          <table:table-cell table:style-name="ce4" table:formula="of:=STDEV([.D2:.D11])" office:value-type="float" office:value="0.147264059649489" calcext:value-type="float">
            <text:p>0.147</text:p>
          </table:table-cell>
          <table:table-cell table:style-name="ce4" table:formula="of:=STDEV([.E2:.E11])" office:value-type="float" office:value="0.191433597979634" calcext:value-type="float">
            <text:p>0.19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6666667" calcext:value-type="float">
            <text:p>0.26666667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6666667" calcext:value-type="float">
            <text:p>0.26666667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float" office:value="0.675" calcext:value-type="float">
            <text:p>0.675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6"/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6"/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6"/>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16:.B25])" office:value-type="float" office:value="0.9375" calcext:value-type="float">
            <text:p>0.938</text:p>
          </table:table-cell>
          <table:table-cell table:style-name="ce4" table:formula="of:=AVERAGE([.C16:.C25])" office:value-type="float" office:value="0.212" calcext:value-type="float">
            <text:p>0.212</text:p>
          </table:table-cell>
          <table:table-cell table:style-name="ce4" table:formula="of:=AVERAGE([.D16:.D25])" office:value-type="float" office:value="0.080000002" calcext:value-type="float">
            <text:p>0.080</text:p>
          </table:table-cell>
          <table:table-cell table:style-name="ce4" table:formula="of:=AVERAGE([.E16:.E25])" office:value-type="float" office:value="0.11" calcext:value-type="float">
            <text:p>0.110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16:.B25])" office:value-type="float" office:value="0.13189326492787" calcext:value-type="float">
            <text:p>0.132</text:p>
          </table:table-cell>
          <table:table-cell table:style-name="ce4" table:formula="of:=STDEV([.C16:.C25])" office:value-type="float" office:value="0.384615247863224" calcext:value-type="float">
            <text:p>0.385</text:p>
          </table:table-cell>
          <table:table-cell table:style-name="ce4" table:formula="of:=STDEV([.D16:.D25])" office:value-type="float" office:value="0.103279557046415" calcext:value-type="float">
            <text:p>0.103</text:p>
          </table:table-cell>
          <table:table-cell table:style-name="ce4" table:formula="of:=STDEV([.E16:.E25])" office:value-type="float" office:value="0.128668393770792" calcext:value-type="float">
            <text:p>0.129</text:p>
          </table:table-cell>
          <table:table-cell/>
        </table:table-row>
        <table:table-row table:style-name="ro1">
          <table:table-cell/>
          <table:table-cell table:style-name="ce2" table:number-columns-repeated="4"/>
          <table:table-cell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5454545" calcext:value-type="float">
            <text:p>0.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84848485" calcext:value-type="float">
            <text:p>0.84848485</text:p>
          </table:table-cell>
          <table:table-cell office:value-type="float" office:value="0.42857143" calcext:value-type="float">
            <text:p>0.42857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9382716" calcext:value-type="float">
            <text:p>0.49382716</text:p>
          </table:table-cell>
          <table:table-cell office:value-type="float" office:value="0" calcext:value-type="float">
            <text:p>0</text:p>
          </table:table-cell>
          <table:table-cell office:value-type="float" office:value="0.57142857" calcext:value-type="float">
            <text:p>0.571428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40350877" calcext:value-type="float">
            <text:p>0.403508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8780488" calcext:value-type="float">
            <text:p>0.48780488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5454545" calcext:value-type="float">
            <text:p>0.4545454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45977011" calcext:value-type="float">
            <text:p>0.4597701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51282051" calcext:value-type="float">
            <text:p>0.51282051</text:p>
          </table:table-cell>
          <table:table-cell office:value-type="float" office:value="0.18181818" calcext:value-type="float">
            <text:p>0.1818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49382716" calcext:value-type="float">
            <text:p>0.49382716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30:.B39])" office:value-type="float" office:value="0.560562557" calcext:value-type="float">
            <text:p>0.561</text:p>
          </table:table-cell>
          <table:table-cell table:style-name="ce4" table:formula="of:=AVERAGE([.C30:.C39])" office:value-type="float" office:value="0.330556505" calcext:value-type="float">
            <text:p>0.331</text:p>
          </table:table-cell>
          <table:table-cell table:style-name="ce4" table:formula="of:=AVERAGE([.D30:.D39])" office:value-type="float" office:value="0.437142857" calcext:value-type="float">
            <text:p>0.437</text:p>
          </table:table-cell>
          <table:table-cell table:style-name="ce4" table:formula="of:=AVERAGE([.E30:.E39])" office:value-type="float" office:value="0.6" calcext:value-type="float">
            <text:p>0.600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30:.B39])" office:value-type="float" office:value="0.166967537827089" calcext:value-type="float">
            <text:p>0.167</text:p>
          </table:table-cell>
          <table:table-cell table:style-name="ce4" table:formula="of:=STDEV([.C30:.C39])" office:value-type="float" office:value="0.384458840098421" calcext:value-type="float">
            <text:p>0.384</text:p>
          </table:table-cell>
          <table:table-cell table:style-name="ce4" table:formula="of:=STDEV([.D30:.D39])" office:value-type="float" office:value="0.415744557838507" calcext:value-type="float">
            <text:p>0.416</text:p>
          </table:table-cell>
          <table:table-cell table:style-name="ce4" table:formula="of:=STDEV([.E30:.E39])" office:value-type="float" office:value="0.516397779494322" calcext:value-type="float">
            <text:p>0.516</text:p>
          </table:table-cell>
          <table:table-cell/>
        </table:table-row>
      </table:table>
      <table:table table:name="aprx_k9_dcy_0.5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7079646" calcext:value-type="float">
            <text:p>0.7079646</text:p>
          </table:table-cell>
          <table:table-cell office:value-type="float" office:value="0.21428571" calcext:value-type="float">
            <text:p>0.21428571</text:p>
          </table:table-cell>
          <table:table-cell office:value-type="float" office:value="0.47619048" calcext:value-type="float">
            <text:p>0.47619048</text:p>
          </table:table-cell>
          <table:table-cell office:value-type="float" office:value="0.77777778" calcext:value-type="float">
            <text:p>0.77777778</text:p>
          </table:table-cell>
        </table:table-row>
        <table:table-row table:style-name="ro1">
          <table:table-cell/>
          <table:table-cell office:value-type="float" office:value="0.77083333" calcext:value-type="float">
            <text:p>0.77083333</text:p>
          </table:table-cell>
          <table:table-cell office:value-type="float" office:value="0.34285714" calcext:value-type="float">
            <text:p>0.34285714</text:p>
          </table:table-cell>
          <table:table-cell office:value-type="float" office:value="0.72222222" calcext:value-type="float">
            <text:p>0.72222222</text:p>
          </table:table-cell>
          <table:table-cell office:value-type="float" office:value="0.30769231" calcext:value-type="float">
            <text:p>0.30769231</text:p>
          </table:table-cell>
        </table:table-row>
        <table:table-row table:style-name="ro1">
          <table:table-cell/>
          <table:table-cell office:value-type="float" office:value="0.81578947" calcext:value-type="float">
            <text:p>0.81578947</text:p>
          </table:table-cell>
          <table:table-cell office:value-type="float" office:value="0.75409836" calcext:value-type="float">
            <text:p>0.75409836</text:p>
          </table:table-cell>
          <table:table-cell office:value-type="float" office:value="0.5" calcext:value-type="float">
            <text:p>0.5</text:p>
          </table:table-cell>
          <table:table-cell office:value-type="float" office:value="0.69565217" calcext:value-type="float">
            <text:p>0.69565217</text:p>
          </table:table-cell>
        </table:table-row>
        <table:table-row table:style-name="ro1">
          <table:table-cell/>
          <table:table-cell office:value-type="float" office:value="0.6969697" calcext:value-type="float">
            <text:p>0.6969697</text:p>
          </table:table-cell>
          <table:table-cell office:value-type="float" office:value="0.5974026" calcext:value-type="float">
            <text:p>0.5974026</text:p>
          </table:table-cell>
          <table:table-cell office:value-type="float" office:value="0.38095238" calcext:value-type="float">
            <text:p>0.38095238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/>
          <table:table-cell office:value-type="float" office:value="0.84210526" calcext:value-type="float">
            <text:p>0.84210526</text:p>
          </table:table-cell>
          <table:table-cell office:value-type="float" office:value="0.68852459" calcext:value-type="float">
            <text:p>0.68852459</text:p>
          </table:table-cell>
          <table:table-cell office:value-type="float" office:value="0.34782609" calcext:value-type="float">
            <text:p>0.3478260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7079646" calcext:value-type="float">
            <text:p>0.7079646</text:p>
          </table:table-cell>
          <table:table-cell office:value-type="float" office:value="0.25806452" calcext:value-type="float">
            <text:p>0.25806452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.58823529" calcext:value-type="float">
            <text:p>0.58823529</text:p>
          </table:table-cell>
        </table:table-row>
        <table:table-row table:style-name="ro1">
          <table:table-cell/>
          <table:table-cell office:value-type="float" office:value="0.84057971" calcext:value-type="float">
            <text:p>0.84057971</text:p>
          </table:table-cell>
          <table:table-cell office:value-type="float" office:value="0.6557377" calcext:value-type="float">
            <text:p>0.6557377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0.69642857" calcext:value-type="float">
            <text:p>0.69642857</text:p>
          </table:table-cell>
          <table:table-cell office:value-type="float" office:value="0.25" calcext:value-type="float">
            <text:p>0.25</text:p>
          </table:table-cell>
          <table:table-cell office:value-type="float" office:value="0.53846154" calcext:value-type="float">
            <text:p>0.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1264368" calcext:value-type="float">
            <text:p>0.7126436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53333333" calcext:value-type="float">
            <text:p>0.5333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73076923" calcext:value-type="float">
            <text:p>0.73076923</text:p>
          </table:table-cell>
          <table:table-cell office:value-type="float" office:value="0.53658537" calcext:value-type="float">
            <text:p>0.53658537</text:p>
          </table:table-cell>
          <table:table-cell office:value-type="float" office:value="0.3" calcext:value-type="float">
            <text:p>0.3</text:p>
          </table:table-cell>
          <table:table-cell office:value-type="float" office:value="0.66666667" calcext:value-type="float">
            <text:p>0.66666667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2:.B11])" office:value-type="float" office:value="0.752204815" calcext:value-type="float">
            <text:p>0.752</text:p>
          </table:table-cell>
          <table:table-cell table:style-name="ce4" table:formula="of:=AVERAGE([.C2:.C11])" office:value-type="float" office:value="0.448505599" calcext:value-type="float">
            <text:p>0.449</text:p>
          </table:table-cell>
          <table:table-cell table:style-name="ce4" table:formula="of:=AVERAGE([.D2:.D11])" office:value-type="float" office:value="0.472003867" calcext:value-type="float">
            <text:p>0.472</text:p>
          </table:table-cell>
          <table:table-cell table:style-name="ce4" table:formula="of:=AVERAGE([.E2:.E11])" office:value-type="float" office:value="0.526102422" calcext:value-type="float">
            <text:p>0.526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2:.B11])" office:value-type="float" office:value="0.059984359432429" calcext:value-type="float">
            <text:p>0.060</text:p>
          </table:table-cell>
          <table:table-cell table:style-name="ce4" table:formula="of:=STDEV([.C2:.C11])" office:value-type="float" office:value="0.219516213441683" calcext:value-type="float">
            <text:p>0.220</text:p>
          </table:table-cell>
          <table:table-cell table:style-name="ce4" table:formula="of:=STDEV([.D2:.D11])" office:value-type="float" office:value="0.119379924128879" calcext:value-type="float">
            <text:p>0.119</text:p>
          </table:table-cell>
          <table:table-cell table:style-name="ce4" table:formula="of:=STDEV([.E2:.E11])" office:value-type="float" office:value="0.225289294332664" calcext:value-type="float">
            <text:p>0.2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office:value-type="float" office:value="0.24" calcext:value-type="float">
            <text:p>0.24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 office:value-type="float" office:value="0.92" calcext:value-type="float">
            <text:p>0.92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0.575" calcext:value-type="float">
            <text:p>0.575</text:p>
          </table:table-cell>
          <table:table-cell office:value-type="float" office:value="0.92" calcext:value-type="float">
            <text:p>0.92</text:p>
          </table:table-cell>
          <table:table-cell office:value-type="float" office:value="0.26666667" calcext:value-type="float">
            <text:p>0.26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office:value-type="float" office:value="0.26666667" calcext:value-type="float">
            <text:p>0.26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26666667" calcext:value-type="float">
            <text:p>0.26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 office:value-type="float" office:value="0.8" calcext:value-type="float">
            <text:p>0.8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office:value-type="float" office:value="0.16" calcext:value-type="float">
            <text:p>0.16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 office:value-type="float" office:value="0.12" calcext:value-type="float">
            <text:p>0.12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table:style-name="ce1" office:value-type="float" office:value="0.95" calcext:value-type="float">
            <text:p>0.95</text:p>
          </table:table-cell>
          <table:table-cell office:value-type="float" office:value="0.44" calcext:value-type="float">
            <text:p>0.4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16:.B25])" office:value-type="float" office:value="0.85" calcext:value-type="float">
            <text:p>0.850</text:p>
          </table:table-cell>
          <table:table-cell table:style-name="ce4" table:formula="of:=AVERAGE([.C16:.C25])" office:value-type="float" office:value="0.472" calcext:value-type="float">
            <text:p>0.472</text:p>
          </table:table-cell>
          <table:table-cell table:style-name="ce4" table:formula="of:=AVERAGE([.D16:.D25])" office:value-type="float" office:value="0.413333334" calcext:value-type="float">
            <text:p>0.413</text:p>
          </table:table-cell>
          <table:table-cell table:style-name="ce4" table:formula="of:=AVERAGE([.E16:.E25])" office:value-type="float" office:value="0.5" calcext:value-type="float">
            <text:p>0.50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16:.B25])" office:value-type="float" office:value="0.141911553049387" calcext:value-type="float">
            <text:p>0.142</text:p>
          </table:table-cell>
          <table:table-cell table:style-name="ce4" table:formula="of:=STDEV([.C16:.C25])" office:value-type="float" office:value="0.356177234284032" calcext:value-type="float">
            <text:p>0.356</text:p>
          </table:table-cell>
          <table:table-cell table:style-name="ce4" table:formula="of:=STDEV([.D16:.D25])" office:value-type="float" office:value="0.232644486324701" calcext:value-type="float">
            <text:p>0.233</text:p>
          </table:table-cell>
          <table:table-cell table:style-name="ce4" table:formula="of:=STDEV([.E16:.E25])" office:value-type="float" office:value="0.266666666666667" calcext:value-type="float">
            <text:p>0.267</text:p>
          </table:table-cell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54794521" calcext:value-type="float">
            <text:p>0.54794521</text:p>
          </table:table-cell>
          <table:table-cell office:value-type="float" office:value="1" calcext:value-type="float">
            <text:p>1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/>
          <table:table-cell office:value-type="float" office:value="0.66071429" calcext:value-type="float">
            <text:p>0.66071429</text:p>
          </table:table-cell>
          <table:table-cell office:value-type="float" office:value="0.6" calcext:value-type="float">
            <text:p>0.6</text:p>
          </table:table-cell>
          <table:table-cell office:value-type="float" office:value="0.61904762" calcext:value-type="float">
            <text:p>0.61904762</text:p>
          </table:table-cell>
          <table:table-cell office:value-type="float" office:value="0.66666667" calcext:value-type="float">
            <text:p>0.66666667</text:p>
          </table:table-cell>
        </table:table-row>
        <table:table-row table:style-name="ro1">
          <table:table-cell/>
          <table:table-cell office:value-type="float" office:value="0.86111111" calcext:value-type="float">
            <text:p>0.86111111</text:p>
          </table:table-cell>
          <table:table-cell office:value-type="float" office:value="0.63888889" calcext:value-type="float">
            <text:p>0.63888889</text:p>
          </table:table-cell>
          <table:table-cell office:value-type="float" office:value="1" calcext:value-type="float">
            <text:p>1</text:p>
          </table:table-cell>
          <table:table-cell office:value-type="float" office:value="0.61538462" calcext:value-type="float">
            <text:p>0.61538462</text:p>
          </table:table-cell>
        </table:table-row>
        <table:table-row table:style-name="ro1">
          <table:table-cell/>
          <table:table-cell office:value-type="float" office:value="0.88461538" calcext:value-type="float">
            <text:p>0.88461538</text:p>
          </table:table-cell>
          <table:table-cell office:value-type="float" office:value="0.44230769" calcext:value-type="float">
            <text:p>0.44230769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83333333" calcext:value-type="float">
            <text:p>0.83333333</text:p>
          </table:table-cell>
        </table:table-row>
        <table:table-row table:style-name="ro1">
          <table:table-cell/>
          <table:table-cell office:value-type="float" office:value="0.88888889" calcext:value-type="float">
            <text:p>0.88888889</text:p>
          </table:table-cell>
          <table:table-cell office:value-type="float" office:value="0.58333333" calcext:value-type="float">
            <text:p>0.58333333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54794521" calcext:value-type="float">
            <text:p>0.54794521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1" calcext:value-type="float">
            <text:p>1</text:p>
          </table:table-cell>
          <table:table-cell office:value-type="float" office:value="0.71428571" calcext:value-type="float">
            <text:p>0.714285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5555556" calcext:value-type="float">
            <text:p>0.55555556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float" office:value="0.54166667" calcext:value-type="float">
            <text:p>0.54166667</text:p>
          </table:table-cell>
          <table:table-cell office:value-type="float" office:value="0.57142857" calcext:value-type="float">
            <text:p>0.57142857</text:p>
          </table:table-cell>
          <table:table-cell office:value-type="float" office:value="0.63636364" calcext:value-type="float">
            <text:p>0.63636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5957447" calcext:value-type="float">
            <text:p>0.65957447</text:p>
          </table:table-cell>
          <table:table-cell office:value-type="float" office:value="0.42857143" calcext:value-type="float">
            <text:p>0.42857143</text:p>
          </table:table-cell>
          <table:table-cell office:value-type="float" office:value="0.4" calcext:value-type="float">
            <text:p>0.4</text:p>
          </table:table-cell>
          <table:table-cell office:value-type="float" office:value="0.66666667" calcext:value-type="float">
            <text:p>0.66666667</text:p>
          </table:table-cell>
        </table:table-row>
        <table:table-row table:style-name="ro1">
          <table:table-cell/>
          <table:table-cell office:value-type="float" office:value="0.59375" calcext:value-type="float">
            <text:p>0.593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30:.B39])" office:value-type="float" office:value="0.718621123" calcext:value-type="float">
            <text:p>0.719</text:p>
          </table:table-cell>
          <table:table-cell table:style-name="ce4" table:formula="of:=AVERAGE([.C30:.C39])" office:value-type="float" office:value="0.617425214" calcext:value-type="float">
            <text:p>0.617</text:p>
          </table:table-cell>
          <table:table-cell table:style-name="ce4" table:formula="of:=AVERAGE([.D30:.D39])" office:value-type="float" office:value="0.725541126" calcext:value-type="float">
            <text:p>0.726</text:p>
          </table:table-cell>
          <table:table-cell table:style-name="ce4" table:formula="of:=AVERAGE([.E30:.E39])" office:value-type="float" office:value="0.6321337" calcext:value-type="float">
            <text:p>0.632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30:.B39])" office:value-type="float" office:value="0.172571593370004" calcext:value-type="float">
            <text:p>0.173</text:p>
          </table:table-cell>
          <table:table-cell table:style-name="ce4" table:formula="of:=STDEV([.C30:.C39])" office:value-type="float" office:value="0.159129818358852" calcext:value-type="float">
            <text:p>0.159</text:p>
          </table:table-cell>
          <table:table-cell table:style-name="ce4" table:formula="of:=STDEV([.D30:.D39])" office:value-type="float" office:value="0.219334415079909" calcext:value-type="float">
            <text:p>0.219</text:p>
          </table:table-cell>
          <table:table-cell table:style-name="ce4" table:formula="of:=STDEV([.E30:.E39])" office:value-type="float" office:value="0.277774988065383" calcext:value-type="float">
            <text:p>0.278</text:p>
          </table:table-cell>
        </table:table-row>
      </table:table>
      <table:table table:name="aprx_k12_dcy_0.5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82474227" calcext:value-type="float">
            <text:p>0.82474227</text:p>
          </table:table-cell>
          <table:table-cell office:value-type="float" office:value="0.5" calcext:value-type="float">
            <text:p>0.5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57142857" calcext:value-type="float">
            <text:p>0.57142857</text:p>
          </table:table-cell>
        </table:table-row>
        <table:table-row table:style-name="ro1">
          <table:table-cell/>
          <table:table-cell office:value-type="float" office:value="0.7654321" calcext:value-type="float">
            <text:p>0.7654321</text:p>
          </table:table-cell>
          <table:table-cell office:value-type="float" office:value="0.71111111" calcext:value-type="float">
            <text:p>0.71111111</text:p>
          </table:table-cell>
          <table:table-cell office:value-type="float" office:value="0.75675676" calcext:value-type="float">
            <text:p>0.75675676</text:p>
          </table:table-cell>
          <table:table-cell office:value-type="float" office:value="0.70588235" calcext:value-type="float">
            <text:p>0.70588235</text:p>
          </table:table-cell>
        </table:table-row>
        <table:table-row table:style-name="ro1">
          <table:table-cell/>
          <table:table-cell office:value-type="float" office:value="0.78787879" calcext:value-type="float">
            <text:p>0.78787879</text:p>
          </table:table-cell>
          <table:table-cell office:value-type="float" office:value="0.42424242" calcext:value-type="float">
            <text:p>0.42424242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0.8172043" calcext:value-type="float">
            <text:p>0.8172043</text:p>
          </table:table-cell>
          <table:table-cell office:value-type="float" office:value="0.63636364" calcext:value-type="float">
            <text:p>0.63636364</text:p>
          </table:table-cell>
          <table:table-cell office:value-type="float" office:value="0.72" calcext:value-type="float">
            <text:p>0.72</text:p>
          </table:table-cell>
          <table:table-cell office:value-type="float" office:value="0.77777778" calcext:value-type="float">
            <text:p>0.77777778</text:p>
          </table:table-cell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 office:value-type="float" office:value="0.78571429" calcext:value-type="float">
            <text:p>0.78571429</text:p>
          </table:table-cell>
          <table:table-cell office:value-type="float" office:value="0.64285714" calcext:value-type="float">
            <text:p>0.6428571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79069767" calcext:value-type="float">
            <text:p>0.79069767</text:p>
          </table:table-cell>
          <table:table-cell office:value-type="float" office:value="0.60465116" calcext:value-type="float">
            <text:p>0.60465116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30769231" calcext:value-type="float">
            <text:p>0.30769231</text:p>
          </table:table-cell>
        </table:table-row>
        <table:table-row table:style-name="ro1">
          <table:table-cell/>
          <table:table-cell office:value-type="float" office:value="0.72289157" calcext:value-type="float">
            <text:p>0.72289157</text:p>
          </table:table-cell>
          <table:table-cell office:value-type="float" office:value="0.60465116" calcext:value-type="float">
            <text:p>0.60465116</text:p>
          </table:table-cell>
          <table:table-cell office:value-type="float" office:value="0.54054054" calcext:value-type="float">
            <text:p>0.54054054</text:p>
          </table:table-cell>
          <table:table-cell office:value-type="float" office:value="0.47058824" calcext:value-type="float">
            <text:p>0.47058824</text:p>
          </table:table-cell>
        </table:table-row>
        <table:table-row table:style-name="ro1">
          <table:table-cell/>
          <table:table-cell office:value-type="float" office:value="0.76744186" calcext:value-type="float">
            <text:p>0.76744186</text:p>
          </table:table-cell>
          <table:table-cell office:value-type="float" office:value="0.54054054" calcext:value-type="float">
            <text:p>0.54054054</text:p>
          </table:table-cell>
          <table:table-cell office:value-type="float" office:value="0.45" calcext:value-type="float">
            <text:p>0.45</text:p>
          </table:table-cell>
          <table:table-cell office:value-type="float" office:value="0.82352941" calcext:value-type="float">
            <text:p>0.82352941</text:p>
          </table:table-cell>
        </table:table-row>
        <table:table-row table:style-name="ro1">
          <table:table-cell/>
          <table:table-cell office:value-type="float" office:value="0.74" calcext:value-type="float">
            <text:p>0.74</text:p>
          </table:table-cell>
          <table:table-cell office:value-type="float" office:value="0.44444444" calcext:value-type="float">
            <text:p>0.44444444</text:p>
          </table:table-cell>
          <table:table-cell office:value-type="float" office:value="0.84615385" calcext:value-type="float">
            <text:p>0.84615385</text:p>
          </table:table-cell>
          <table:table-cell office:value-type="float" office:value="0.77777778" calcext:value-type="float">
            <text:p>0.77777778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60465116" calcext:value-type="float">
            <text:p>0.60465116</text:p>
          </table:table-cell>
          <table:table-cell office:value-type="float" office:value="0.56" calcext:value-type="float">
            <text:p>0.56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2:.B11])" office:value-type="float" office:value="0.779128856" calcext:value-type="float">
            <text:p>0.779</text:p>
          </table:table-cell>
          <table:table-cell table:style-name="ce4" table:formula="of:=AVERAGE([.C2:.C11])" office:value-type="float" office:value="0.585636992" calcext:value-type="float">
            <text:p>0.586</text:p>
          </table:table-cell>
          <table:table-cell table:style-name="ce4" table:formula="of:=AVERAGE([.D2:.D11])" office:value-type="float" office:value="0.621806268" calcext:value-type="float">
            <text:p>0.622</text:p>
          </table:table-cell>
          <table:table-cell table:style-name="ce4" table:formula="of:=AVERAGE([.E2:.E11])" office:value-type="float" office:value="0.595967644" calcext:value-type="float">
            <text:p>0.596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2:.B11])" office:value-type="float" office:value="0.036072859276721" calcext:value-type="float">
            <text:p>0.036</text:p>
          </table:table-cell>
          <table:table-cell table:style-name="ce4" table:formula="of:=STDEV([.C2:.C11])" office:value-type="float" office:value="0.112932338163415" calcext:value-type="float">
            <text:p>0.113</text:p>
          </table:table-cell>
          <table:table-cell table:style-name="ce4" table:formula="of:=STDEV([.D2:.D11])" office:value-type="float" office:value="0.144067549020896" calcext:value-type="float">
            <text:p>0.144</text:p>
          </table:table-cell>
          <table:table-cell table:style-name="ce4" table:formula="of:=STDEV([.E2:.E11])" office:value-type="float" office:value="0.175706910071699" calcext:value-type="float">
            <text:p>0.1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73333333" calcext:value-type="float">
            <text:p>0.7333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 office:value-type="float" office:value="0.64" calcext:value-type="float">
            <text:p>0.64</text:p>
          </table:table-cell>
          <table:table-cell office:value-type="float" office:value="0.93333333" calcext:value-type="float">
            <text:p>0.9333333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office:value-type="float" office:value="0.28" calcext:value-type="float">
            <text:p>0.28</text:p>
          </table:table-cell>
          <table:table-cell office:value-type="float" office:value="0.73333333" calcext:value-type="float">
            <text:p>0.7333333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0.52" calcext:value-type="float">
            <text:p>0.52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52" calcext:value-type="float">
            <text:p>0.52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office:value-type="float" office:value="0.32" calcext:value-type="float">
            <text:p>0.32</text:p>
          </table:table-cell>
          <table:table-cell office:value-type="float" office:value="0.73333333" calcext:value-type="float">
            <text:p>0.7333333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52" calcext:value-type="float">
            <text:p>0.52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 office:value-type="float" office:value="0.88" calcext:value-type="float">
            <text:p>0.8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16:.B25])" office:value-type="float" office:value="0.8775" calcext:value-type="float">
            <text:p>0.878</text:p>
          </table:table-cell>
          <table:table-cell table:style-name="ce4" table:formula="of:=AVERAGE([.C16:.C25])" office:value-type="float" office:value="0.5" calcext:value-type="float">
            <text:p>0.500</text:p>
          </table:table-cell>
          <table:table-cell table:style-name="ce4" table:formula="of:=AVERAGE([.D16:.D25])" office:value-type="float" office:value="0.653333333" calcext:value-type="float">
            <text:p>0.653</text:p>
          </table:table-cell>
          <table:table-cell table:style-name="ce4" table:formula="of:=AVERAGE([.E16:.E25])" office:value-type="float" office:value="0.49" calcext:value-type="float">
            <text:p>0.49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16:.B25])" office:value-type="float" office:value="0.0853505841937958" calcext:value-type="float">
            <text:p>0.085</text:p>
          </table:table-cell>
          <table:table-cell table:style-name="ce4" table:formula="of:=STDEV([.C16:.C25])" office:value-type="float" office:value="0.176131264181639" calcext:value-type="float">
            <text:p>0.176</text:p>
          </table:table-cell>
          <table:table-cell table:style-name="ce4" table:formula="of:=STDEV([.D16:.D25])" office:value-type="float" office:value="0.139841177425334" calcext:value-type="float">
            <text:p>0.140</text:p>
          </table:table-cell>
          <table:table-cell table:style-name="ce4" table:formula="of:=STDEV([.E16:.E25])" office:value-type="float" office:value="0.179195734076208" calcext:value-type="float">
            <text:p>0.179</text:p>
          </table:table-cell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70175439" calcext:value-type="float">
            <text:p>0.70175439</text:p>
          </table:table-cell>
          <table:table-cell office:value-type="float" office:value="0.81818182" calcext:value-type="float">
            <text:p>0.81818182</text:p>
          </table:table-cell>
          <table:table-cell office:value-type="float" office:value="0.61111111" calcext:value-type="float">
            <text:p>0.61111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75609756" calcext:value-type="float">
            <text:p>0.75609756</text:p>
          </table:table-cell>
          <table:table-cell office:value-type="float" office:value="0.8" calcext:value-type="float">
            <text:p>0.8</text:p>
          </table:table-cell>
          <table:table-cell office:value-type="float" office:value="0.63636364" calcext:value-type="float">
            <text:p>0.63636364</text:p>
          </table:table-cell>
          <table:table-cell office:value-type="float" office:value="0.85714286" calcext:value-type="float">
            <text:p>0.85714286</text:p>
          </table:table-cell>
        </table:table-row>
        <table:table-row table:style-name="ro1">
          <table:table-cell/>
          <table:table-cell office:value-type="float" office:value="0.66101695" calcext:value-type="float">
            <text:p>0.66101695</text:p>
          </table:table-cell>
          <table:table-cell office:value-type="float" office:value="0.875" calcext:value-type="float">
            <text:p>0.875</text:p>
          </table:table-cell>
          <table:table-cell office:value-type="float" office:value="0.61111111" calcext:value-type="float">
            <text:p>0.6111111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0.71698113" calcext:value-type="float">
            <text:p>0.71698113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.9" calcext:value-type="float">
            <text:p>0.9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 office:value-type="float" office:value="0.70967742" calcext:value-type="float">
            <text:p>0.70967742</text:p>
          </table:table-cell>
          <table:table-cell office:value-type="float" office:value="0.69230769" calcext:value-type="float">
            <text:p>0.69230769</text:p>
          </table:table-cell>
          <table:table-cell office:value-type="float" office:value="0.66666667" calcext:value-type="float">
            <text:p>0.66666667</text:p>
          </table:table-cell>
        </table:table-row>
        <table:table-row table:style-name="ro1">
          <table:table-cell/>
          <table:table-cell office:value-type="float" office:value="0.73913043" calcext:value-type="float">
            <text:p>0.73913043</text:p>
          </table:table-cell>
          <table:table-cell office:value-type="float" office:value="0.72222222" calcext:value-type="float">
            <text:p>0.72222222</text:p>
          </table:table-cell>
          <table:table-cell office:value-type="float" office:value="0.30434783" calcext:value-type="float">
            <text:p>0.30434783</text:p>
          </table:table-cell>
          <table:table-cell office:value-type="float" office:value="0.66666667" calcext:value-type="float">
            <text:p>0.66666667</text:p>
          </table:table-cell>
        </table:table-row>
        <table:table-row table:style-name="ro1">
          <table:table-cell/>
          <table:table-cell office:value-type="float" office:value="0.69767442" calcext:value-type="float">
            <text:p>0.69767442</text:p>
          </table:table-cell>
          <table:table-cell office:value-type="float" office:value="0.72222222" calcext:value-type="float">
            <text:p>0.72222222</text:p>
          </table:table-cell>
          <table:table-cell office:value-type="float" office:value="0.45454545" calcext:value-type="float">
            <text:p>0.45454545</text:p>
          </table:table-cell>
          <table:table-cell office:value-type="float" office:value="0.57142857" calcext:value-type="float">
            <text:p>0.57142857</text:p>
          </table:table-cell>
        </table:table-row>
        <table:table-row table:style-name="ro1">
          <table:table-cell/>
          <table:table-cell office:value-type="float" office:value="0.7173913" calcext:value-type="float">
            <text:p>0.7173913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61666667" calcext:value-type="float">
            <text:p>0.61666667</text:p>
          </table:table-cell>
          <table:table-cell office:value-type="float" office:value="0.72727273" calcext:value-type="float">
            <text:p>0.72727273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/>
          <table:table-cell office:value-type="float" office:value="0.64285714" calcext:value-type="float">
            <text:p>0.64285714</text:p>
          </table:table-cell>
          <table:table-cell office:value-type="float" office:value="0.72222222" calcext:value-type="float">
            <text:p>0.72222222</text:p>
          </table:table-cell>
          <table:table-cell office:value-type="float" office:value="0.7" calcext:value-type="float">
            <text:p>0.7</text:p>
          </table:table-cell>
          <table:table-cell office:value-type="float" office:value="0.83333333" calcext:value-type="float">
            <text:p>0.8333333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30:.B39])" office:value-type="float" office:value="0.707456999" calcext:value-type="float">
            <text:p>0.707</text:p>
          </table:table-cell>
          <table:table-cell table:style-name="ce4" table:formula="of:=AVERAGE([.C30:.C39])" office:value-type="float" office:value="0.766697407" calcext:value-type="float">
            <text:p>0.767</text:p>
          </table:table-cell>
          <table:table-cell table:style-name="ce4" table:formula="of:=AVERAGE([.D30:.D39])" office:value-type="float" office:value="0.626978683" calcext:value-type="float">
            <text:p>0.627</text:p>
          </table:table-cell>
          <table:table-cell table:style-name="ce4" table:formula="of:=AVERAGE([.E30:.E39])" office:value-type="float" office:value="0.79452381" calcext:value-type="float">
            <text:p>0.795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30:.B39])" office:value-type="float" office:value="0.0596990501251671" calcext:value-type="float">
            <text:p>0.060</text:p>
          </table:table-cell>
          <table:table-cell table:style-name="ce4" table:formula="of:=STDEV([.C30:.C39])" office:value-type="float" office:value="0.0592176353013108" calcext:value-type="float">
            <text:p>0.059</text:p>
          </table:table-cell>
          <table:table-cell table:style-name="ce4" table:formula="of:=STDEV([.D30:.D39])" office:value-type="float" office:value="0.218321545700962" calcext:value-type="float">
            <text:p>0.218</text:p>
          </table:table-cell>
          <table:table-cell table:style-name="ce4" table:formula="of:=STDEV([.E30:.E39])" office:value-type="float" office:value="0.157454396628474" calcext:value-type="float">
            <text:p>0.157</text:p>
          </table:table-cell>
        </table:table-row>
      </table:table>
      <table:table table:name="aprx_k5_dcy_0.0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61538462" calcext:value-type="float">
            <text:p>0.61538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779661" calcext:value-type="float">
            <text:p>0.6779661</text:p>
          </table:table-cell>
          <table:table-cell office:value-type="float" office:value="0.45714286" calcext:value-type="float">
            <text:p>0.45714286</text:p>
          </table:table-cell>
          <table:table-cell office:value-type="float" office:value="0" calcext:value-type="float">
            <text:p>0</text:p>
          </table:table-cell>
          <table:table-cell office:value-type="float" office:value="0.33333333" calcext:value-type="float">
            <text:p>0.33333333</text:p>
          </table:table-cell>
        </table:table-row>
        <table:table-row table:style-name="ro1">
          <table:table-cell/>
          <table:table-cell office:value-type="float" office:value="0.50847458" calcext:value-type="float">
            <text:p>0.50847458</text:p>
          </table:table-cell>
          <table:table-cell office:value-type="float" office:value="0" calcext:value-type="float">
            <text:p>0</text:p>
          </table:table-cell>
          <table:table-cell office:value-type="float" office:value="0.3255814" calcext:value-type="float">
            <text:p>0.3255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0162602" calcext:value-type="float">
            <text:p>0.601626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8181818" calcext:value-type="float">
            <text:p>0.18181818</text:p>
          </table:table-cell>
        </table:table-row>
        <table:table-row table:style-name="ro1">
          <table:table-cell/>
          <table:table-cell office:value-type="float" office:value="0.65546218" calcext:value-type="float">
            <text:p>0.65546218</text:p>
          </table:table-cell>
          <table:table-cell office:value-type="float" office:value="0.33333333" calcext:value-type="float">
            <text:p>0.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1538462" calcext:value-type="float">
            <text:p>0.61538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3492063" calcext:value-type="float">
            <text:p>0.63492063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46153846" calcext:value-type="float">
            <text:p>0.46153846</text:p>
          </table:table-cell>
        </table:table-row>
        <table:table-row table:style-name="ro1">
          <table:table-cell/>
          <table:table-cell office:value-type="float" office:value="0.63492063" calcext:value-type="float">
            <text:p>0.63492063</text:p>
          </table:table-cell>
          <table:table-cell office:value-type="float" office:value="0" calcext:value-type="float">
            <text:p>0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1690141" calcext:value-type="float">
            <text:p>0.81690141</text:p>
          </table:table-cell>
          <table:table-cell office:value-type="float" office:value="0" calcext:value-type="float">
            <text:p>0</text:p>
          </table:table-cell>
          <table:table-cell office:value-type="float" office:value="0.37837838" calcext:value-type="float">
            <text:p>0.37837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2015504" calcext:value-type="float">
            <text:p>0.62015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" calcext:value-type="float">
            <text:p>0.18181818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2:.B11])" office:value-type="float" office:value="0.638119583" calcext:value-type="float">
            <text:p>0.638</text:p>
          </table:table-cell>
          <table:table-cell table:style-name="ce4" table:formula="of:=AVERAGE([.C2:.C11])" office:value-type="float" office:value="0.079047619" calcext:value-type="float">
            <text:p>0.079</text:p>
          </table:table-cell>
          <table:table-cell table:style-name="ce4" table:formula="of:=AVERAGE([.D2:.D11])" office:value-type="float" office:value="0.134474925" calcext:value-type="float">
            <text:p>0.134</text:p>
          </table:table-cell>
          <table:table-cell table:style-name="ce4" table:formula="of:=AVERAGE([.E2:.E11])" office:value-type="float" office:value="0.115850815" calcext:value-type="float">
            <text:p>0.116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2:.B11])" office:value-type="float" office:value="0.0770050558856095" calcext:value-type="float">
            <text:p>0.077</text:p>
          </table:table-cell>
          <table:table-cell table:style-name="ce4" table:formula="of:=STDEV([.C2:.C11])" office:value-type="float" office:value="0.169182821114444" calcext:value-type="float">
            <text:p>0.169</text:p>
          </table:table-cell>
          <table:table-cell table:style-name="ce4" table:formula="of:=STDEV([.D2:.D11])" office:value-type="float" office:value="0.157651648792417" calcext:value-type="float">
            <text:p>0.158</text:p>
          </table:table-cell>
          <table:table-cell table:style-name="ce4" table:formula="of:=STDEV([.E2:.E11])" office:value-type="float" office:value="0.16866483752086" calcext:value-type="float">
            <text:p>0.16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93333333" calcext:value-type="float">
            <text:p>0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office:value-type="float" office:value="0" calcext:value-type="float">
            <text:p>0</text:p>
          </table:table-cell>
          <table:table-cell office:value-type="float" office:value="0.13333333" calcext:value-type="float">
            <text:p>0.1333333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0.93333333" calcext:value-type="float">
            <text:p>0.9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16:.B25])" office:value-type="float" office:value="0.9" calcext:value-type="float">
            <text:p>0.900</text:p>
          </table:table-cell>
          <table:table-cell table:style-name="ce4" table:formula="of:=AVERAGE([.C16:.C25])" office:value-type="float" office:value="0.056" calcext:value-type="float">
            <text:p>0.056</text:p>
          </table:table-cell>
          <table:table-cell table:style-name="ce4" table:formula="of:=AVERAGE([.D16:.D25])" office:value-type="float" office:value="0.226666666" calcext:value-type="float">
            <text:p>0.227</text:p>
          </table:table-cell>
          <table:table-cell table:style-name="ce4" table:formula="of:=AVERAGE([.E16:.E25])" office:value-type="float" office:value="0.07" calcext:value-type="float">
            <text:p>0.07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16:.B25])" office:value-type="float" office:value="0.203442593595562" calcext:value-type="float">
            <text:p>0.203</text:p>
          </table:table-cell>
          <table:table-cell table:style-name="ce4" table:formula="of:=STDEV([.C16:.C25])" office:value-type="float" office:value="0.119554729447786" calcext:value-type="float">
            <text:p>0.120</text:p>
          </table:table-cell>
          <table:table-cell table:style-name="ce4" table:formula="of:=STDEV([.D16:.D25])" office:value-type="float" office:value="0.378691703515024" calcext:value-type="float">
            <text:p>0.379</text:p>
          </table:table-cell>
          <table:table-cell table:style-name="ce4" table:formula="of:=STDEV([.E16:.E25])" office:value-type="float" office:value="0.105934990547138" calcext:value-type="float">
            <text:p>0.106</text:p>
          </table:table-cell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44444444" calcext:value-type="float">
            <text:p>0.4444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1282051" calcext:value-type="float">
            <text:p>0.5128205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0.1971831" calcext:value-type="float">
            <text:p>0.197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578313" calcext:value-type="float">
            <text:p>0.4457831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49367089" calcext:value-type="float">
            <text:p>0.49367089</text:p>
          </table:table-cell>
          <table:table-cell office:value-type="float" office:value="0.54545455" calcext:value-type="float">
            <text:p>0.54545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444444" calcext:value-type="float">
            <text:p>0.4444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6511628" calcext:value-type="float">
            <text:p>0.465116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46511628" calcext:value-type="float">
            <text:p>0.46511628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3548387" calcext:value-type="float">
            <text:p>0.93548387</text:p>
          </table:table-cell>
          <table:table-cell office:value-type="float" office:value="0" calcext:value-type="float">
            <text:p>0</text:p>
          </table:table-cell>
          <table:table-cell office:value-type="float" office:value="0.23728814" calcext:value-type="float">
            <text:p>0.23728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94382" calcext:value-type="float">
            <text:p>0.4494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30:.B39])" office:value-type="float" office:value="0.544579172" calcext:value-type="float">
            <text:p>0.545</text:p>
          </table:table-cell>
          <table:table-cell table:style-name="ce4" table:formula="of:=AVERAGE([.C30:.C39])" office:value-type="float" office:value="0.134545455" calcext:value-type="float">
            <text:p>0.135</text:p>
          </table:table-cell>
          <table:table-cell table:style-name="ce4" table:formula="of:=AVERAGE([.D30:.D39])" office:value-type="float" office:value="0.258447124" calcext:value-type="float">
            <text:p>0.258</text:p>
          </table:table-cell>
          <table:table-cell table:style-name="ce4" table:formula="of:=AVERAGE([.E30:.E39])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30:.B39])" office:value-type="float" office:value="0.172522192691149" calcext:value-type="float">
            <text:p>0.173</text:p>
          </table:table-cell>
          <table:table-cell table:style-name="ce4" table:formula="of:=STDEV([.C30:.C39])" office:value-type="float" office:value="0.289922570411123" calcext:value-type="float">
            <text:p>0.290</text:p>
          </table:table-cell>
          <table:table-cell table:style-name="ce4" table:formula="of:=STDEV([.D30:.D39])" office:value-type="float" office:value="0.35741940463264" calcext:value-type="float">
            <text:p>0.357</text:p>
          </table:table-cell>
          <table:table-cell table:style-name="ce4" table:formula="of:=STDEV([.E30:.E39])" office:value-type="float" office:value="0.516397779494322" calcext:value-type="float">
            <text:p>0.516</text:p>
          </table:table-cell>
        </table:table-row>
      </table:table>
      <table:table table:name="aprx_k5_dcy_0.07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61538462" calcext:value-type="float">
            <text:p>0.61538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25" calcext:value-type="float">
            <text:p>0.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" calcext:value-type="float">
            <text:p>0.33333333</text:p>
          </table:table-cell>
        </table:table-row>
        <table:table-row table:style-name="ro1">
          <table:table-cell/>
          <table:table-cell office:value-type="float" office:value="0.62015504" calcext:value-type="float">
            <text:p>0.62015504</text:p>
          </table:table-cell>
          <table:table-cell office:value-type="float" office:value="0.07692308" calcext:value-type="float">
            <text:p>0.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2015504" calcext:value-type="float">
            <text:p>0.62015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" calcext:value-type="float">
            <text:p>0.18181818</text:p>
          </table:table-cell>
        </table:table-row>
        <table:table-row table:style-name="ro1">
          <table:table-cell/>
          <table:table-cell office:value-type="float" office:value="0.84931507" calcext:value-type="float">
            <text:p>0.84931507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float" office:value="0.625" calcext:value-type="float">
            <text:p>0.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" calcext:value-type="float">
            <text:p>0.33333333</text:p>
          </table:table-cell>
        </table:table-row>
        <table:table-row table:style-name="ro1">
          <table:table-cell/>
          <table:table-cell office:value-type="float" office:value="0.60465116" calcext:value-type="float">
            <text:p>0.604651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1538462" calcext:value-type="float">
            <text:p>0.61538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1538462" calcext:value-type="float">
            <text:p>0.61538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1538462" calcext:value-type="float">
            <text:p>0.61538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2:.B11])" office:value-type="float" office:value="0.640581479" calcext:value-type="float">
            <text:p>0.641</text:p>
          </table:table-cell>
          <table:table-cell table:style-name="ce4" table:formula="of:=AVERAGE([.C2:.C11])" office:value-type="float" office:value="0.070850203" calcext:value-type="float">
            <text:p>0.071</text:p>
          </table:table-cell>
          <table:table-cell table:style-name="ce4" table:formula="of:=AVERAGE([.D2:.D11])" office:value-type="float" office:value="0" calcext:value-type="float">
            <text:p>0.000</text:p>
          </table:table-cell>
          <table:table-cell table:style-name="ce4" table:formula="of:=AVERAGE([.E2:.E11])" office:value-type="float" office:value="0.159848484" calcext:value-type="float">
            <text:p>0.16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2:.B11])" office:value-type="float" office:value="0.0735755624021673" calcext:value-type="float">
            <text:p>0.074</text:p>
          </table:table-cell>
          <table:table-cell table:style-name="ce4" table:formula="of:=STDEV([.C2:.C11])" office:value-type="float" office:value="0.198497583995478" calcext:value-type="float">
            <text:p>0.198</text:p>
          </table:table-cell>
          <table:table-cell table:style-name="ce4" table:formula="of:=STDEV([.D2:.D11])" office:value-type="float" office:value="0" calcext:value-type="float">
            <text:p>0.000</text:p>
          </table:table-cell>
          <table:table-cell table:style-name="ce4" table:formula="of:=STDEV([.E2:.E11])" office:value-type="float" office:value="0.249947703415758" calcext:value-type="float">
            <text:p>0.2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16:.B25])" office:value-type="float" office:value="0.975" calcext:value-type="float">
            <text:p>0.975</text:p>
          </table:table-cell>
          <table:table-cell table:style-name="ce4" table:formula="of:=AVERAGE([.C16:.C25])" office:value-type="float" office:value="0.1" calcext:value-type="float">
            <text:p>0.100</text:p>
          </table:table-cell>
          <table:table-cell table:style-name="ce4" table:formula="of:=AVERAGE([.D16:.D25])" office:value-type="float" office:value="0" calcext:value-type="float">
            <text:p>0.000</text:p>
          </table:table-cell>
          <table:table-cell table:style-name="ce4" table:formula="of:=AVERAGE([.E16:.E25])" office:value-type="float" office:value="0.11" calcext:value-type="float">
            <text:p>0.11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16:.B25])" office:value-type="float" office:value="0.0707106781186547" calcext:value-type="float">
            <text:p>0.071</text:p>
          </table:table-cell>
          <table:table-cell table:style-name="ce4" table:formula="of:=STDEV([.C16:.C25])" office:value-type="float" office:value="0.3024345659257" calcext:value-type="float">
            <text:p>0.302</text:p>
          </table:table-cell>
          <table:table-cell table:style-name="ce4" table:formula="of:=STDEV([.D16:.D25])" office:value-type="float" office:value="0" calcext:value-type="float">
            <text:p>0.000</text:p>
          </table:table-cell>
          <table:table-cell table:style-name="ce4" table:formula="of:=STDEV([.E16:.E25])" office:value-type="float" office:value="0.191195071996" calcext:value-type="float">
            <text:p>0.191</text:p>
          </table:table-cell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44444444" calcext:value-type="float">
            <text:p>0.4444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5454545" calcext:value-type="float">
            <text:p>0.45454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4494382" calcext:value-type="float">
            <text:p>0.44943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94382" calcext:value-type="float">
            <text:p>0.4494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93939394" calcext:value-type="float">
            <text:p>0.93939394</text:p>
          </table:table-cell>
          <table:table-cell office:value-type="float" office:value="0.47058824" calcext:value-type="float">
            <text:p>0.47058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45454545" calcext:value-type="float">
            <text:p>0.45454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43820225" calcext:value-type="float">
            <text:p>0.438202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444444" calcext:value-type="float">
            <text:p>0.4444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444444" calcext:value-type="float">
            <text:p>0.4444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444444" calcext:value-type="float">
            <text:p>0.4444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30:.B39])" office:value-type="float" office:value="0.496334125" calcext:value-type="float">
            <text:p>0.496</text:p>
          </table:table-cell>
          <table:table-cell table:style-name="ce4" table:formula="of:=AVERAGE([.C30:.C39])" office:value-type="float" office:value="0.147058824" calcext:value-type="float">
            <text:p>0.147</text:p>
          </table:table-cell>
          <table:table-cell table:style-name="ce4" table:formula="of:=AVERAGE([.D30:.D39])" office:value-type="float" office:value="0" calcext:value-type="float">
            <text:p>0.000</text:p>
          </table:table-cell>
          <table:table-cell table:style-name="ce4" table:formula="of:=AVERAGE([.E30:.E39])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30:.B39])" office:value-type="float" office:value="0.155757116647173" calcext:value-type="float">
            <text:p>0.156</text:p>
          </table:table-cell>
          <table:table-cell table:style-name="ce4" table:formula="of:=STDEV([.C30:.C39])" office:value-type="float" office:value="0.334197266174015" calcext:value-type="float">
            <text:p>0.334</text:p>
          </table:table-cell>
          <table:table-cell table:style-name="ce4" table:formula="of:=STDEV([.D30:.D39])" office:value-type="float" office:value="0" calcext:value-type="float">
            <text:p>0.000</text:p>
          </table:table-cell>
          <table:table-cell table:style-name="ce4" table:formula="of:=STDEV([.E30:.E39])" office:value-type="float" office:value="0.516397779494322" calcext:value-type="float">
            <text:p>0.516</text:p>
          </table:table-cell>
        </table:table-row>
      </table:table>
      <table:table table:name="aprx_k5_dcy_0.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62903226" calcext:value-type="float">
            <text:p>0.62903226</text:p>
          </table:table-cell>
          <table:table-cell office:value-type="float" office:value="0.14814815" calcext:value-type="float">
            <text:p>0.14814815</text:p>
          </table:table-cell>
          <table:table-cell office:value-type="float" office:value="0" calcext:value-type="float">
            <text:p>0</text:p>
          </table:table-cell>
          <table:table-cell office:value-type="float" office:value="0.18181818" calcext:value-type="float">
            <text:p>0.18181818</text:p>
          </table:table-cell>
        </table:table-row>
        <table:table-row table:style-name="ro1">
          <table:table-cell/>
          <table:table-cell office:value-type="float" office:value="0.61538462" calcext:value-type="float">
            <text:p>0.61538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2992126" calcext:value-type="float">
            <text:p>0.62992126</text:p>
          </table:table-cell>
          <table:table-cell office:value-type="float" office:value="0.14285714" calcext:value-type="float">
            <text:p>0.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8965517" calcext:value-type="float">
            <text:p>0.68965517</text:p>
          </table:table-cell>
          <table:table-cell office:value-type="float" office:value="0.37837838" calcext:value-type="float">
            <text:p>0.37837838</text:p>
          </table:table-cell>
          <table:table-cell office:value-type="float" office:value="0" calcext:value-type="float">
            <text:p>0</text:p>
          </table:table-cell>
          <table:table-cell office:value-type="float" office:value="0.33333333" calcext:value-type="float">
            <text:p>0.33333333</text:p>
          </table:table-cell>
        </table:table-row>
        <table:table-row table:style-name="ro1">
          <table:table-cell/>
          <table:table-cell office:value-type="float" office:value="0.61538462" calcext:value-type="float">
            <text:p>0.61538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2015504" calcext:value-type="float">
            <text:p>0.62015504</text:p>
          </table:table-cell>
          <table:table-cell office:value-type="float" office:value="0.07692308" calcext:value-type="float">
            <text:p>0.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1538462" calcext:value-type="float">
            <text:p>0.61538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9411765" calcext:value-type="float">
            <text:p>0.79411765</text:p>
          </table:table-cell>
          <table:table-cell office:value-type="float" office:value="0" calcext:value-type="float">
            <text:p>0</text:p>
          </table:table-cell>
          <table:table-cell office:value-type="float" office:value="0.38961039" calcext:value-type="float">
            <text:p>0.3896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4516129" calcext:value-type="float">
            <text:p>0.64516129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1538462" calcext:value-type="float">
            <text:p>0.61538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2:.B11])" office:value-type="float" office:value="0.646958115" calcext:value-type="float">
            <text:p>0.647</text:p>
          </table:table-cell>
          <table:table-cell table:style-name="ce4" table:formula="of:=AVERAGE([.C2:.C11])" office:value-type="float" office:value="0.094630675" calcext:value-type="float">
            <text:p>0.095</text:p>
          </table:table-cell>
          <table:table-cell table:style-name="ce4" table:formula="of:=AVERAGE([.D2:.D11])" office:value-type="float" office:value="0.051461039" calcext:value-type="float">
            <text:p>0.051</text:p>
          </table:table-cell>
          <table:table-cell table:style-name="ce4" table:formula="of:=AVERAGE([.E2:.E11])" office:value-type="float" office:value="0.051515151" calcext:value-type="float">
            <text:p>0.052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2:.B11])" office:value-type="float" office:value="0.0565682809713257" calcext:value-type="float">
            <text:p>0.057</text:p>
          </table:table-cell>
          <table:table-cell table:style-name="ce4" table:formula="of:=STDEV([.C2:.C11])" office:value-type="float" office:value="0.125562622258535" calcext:value-type="float">
            <text:p>0.126</text:p>
          </table:table-cell>
          <table:table-cell table:style-name="ce4" table:formula="of:=STDEV([.D2:.D11])" office:value-type="float" office:value="0.125139420312953" calcext:value-type="float">
            <text:p>0.125</text:p>
          </table:table-cell>
          <table:table-cell table:style-name="ce4" table:formula="of:=STDEV([.E2:.E11])" office:value-type="float" office:value="0.114324514549045" calcext:value-type="float">
            <text:p>0.1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0.675" calcext:value-type="float">
            <text:p>0.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16:.B25])" office:value-type="float" office:value="0.965" calcext:value-type="float">
            <text:p>0.965</text:p>
          </table:table-cell>
          <table:table-cell table:style-name="ce4" table:formula="of:=AVERAGE([.C16:.C25])" office:value-type="float" office:value="0.06" calcext:value-type="float">
            <text:p>0.060</text:p>
          </table:table-cell>
          <table:table-cell table:style-name="ce4" table:formula="of:=AVERAGE([.D16:.D25])" office:value-type="float" office:value="0.106666667" calcext:value-type="float">
            <text:p>0.107</text:p>
          </table:table-cell>
          <table:table-cell table:style-name="ce4" table:formula="of:=AVERAGE([.E16:.E25])" office:value-type="float" office:value="0.03" calcext:value-type="float">
            <text:p>0.03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16:.B25])" office:value-type="float" office:value="0.102198064778373" calcext:value-type="float">
            <text:p>0.102</text:p>
          </table:table-cell>
          <table:table-cell table:style-name="ce4" table:formula="of:=STDEV([.C16:.C25])" office:value-type="float" office:value="0.0889444270941756" calcext:value-type="float">
            <text:p>0.089</text:p>
          </table:table-cell>
          <table:table-cell table:style-name="ce4" table:formula="of:=STDEV([.D16:.D25])" office:value-type="float" office:value="0.314583793182887" calcext:value-type="float">
            <text:p>0.315</text:p>
          </table:table-cell>
          <table:table-cell table:style-name="ce4" table:formula="of:=STDEV([.E16:.E25])" office:value-type="float" office:value="0.0674948557710553" calcext:value-type="float">
            <text:p>0.067</text:p>
          </table:table-cell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46428571" calcext:value-type="float">
            <text:p>0.46428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44444444" calcext:value-type="float">
            <text:p>0.4444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5977011" calcext:value-type="float">
            <text:p>0.45977011</text:p>
          </table:table-cell>
          <table:table-cell office:value-type="float" office:value="0.66666667" calcext:value-type="float">
            <text:p>0.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2631579" calcext:value-type="float">
            <text:p>0.52631579</text:p>
          </table:table-cell>
          <table:table-cell office:value-type="float" office:value="0.58333333" calcext:value-type="float">
            <text:p>0.58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44444444" calcext:value-type="float">
            <text:p>0.4444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94382" calcext:value-type="float">
            <text:p>0.44943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444444" calcext:value-type="float">
            <text:p>0.4444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6428571" calcext:value-type="float">
            <text:p>0.96428571</text:p>
          </table:table-cell>
          <table:table-cell office:value-type="float" office:value="0" calcext:value-type="float">
            <text:p>0</text:p>
          </table:table-cell>
          <table:table-cell office:value-type="float" office:value="0.24193548" calcext:value-type="float">
            <text:p>0.24193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7619048" calcext:value-type="float">
            <text:p>0.4761904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444444" calcext:value-type="float">
            <text:p>0.4444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30:.B39])" office:value-type="float" office:value="0.511806376" calcext:value-type="float">
            <text:p>0.512</text:p>
          </table:table-cell>
          <table:table-cell table:style-name="ce4" table:formula="of:=AVERAGE([.C30:.C39])" office:value-type="float" office:value="0.385" calcext:value-type="float">
            <text:p>0.385</text:p>
          </table:table-cell>
          <table:table-cell table:style-name="ce4" table:formula="of:=AVERAGE([.D30:.D39])" office:value-type="float" office:value="0.124193548" calcext:value-type="float">
            <text:p>0.124</text:p>
          </table:table-cell>
          <table:table-cell table:style-name="ce4" table:formula="of:=AVERAGE([.E30:.E39])" office:value-type="float" office:value="0.2" calcext:value-type="float">
            <text:p>0.20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30:.B39])" office:value-type="float" office:value="0.160977175946066" calcext:value-type="float">
            <text:p>0.161</text:p>
          </table:table-cell>
          <table:table-cell table:style-name="ce4" table:formula="of:=STDEV([.C30:.C39])" office:value-type="float" office:value="0.429789641411002" calcext:value-type="float">
            <text:p>0.430</text:p>
          </table:table-cell>
          <table:table-cell table:style-name="ce4" table:formula="of:=STDEV([.D30:.D39])" office:value-type="float" office:value="0.316980967328139" calcext:value-type="float">
            <text:p>0.317</text:p>
          </table:table-cell>
          <table:table-cell table:style-name="ce4" table:formula="of:=STDEV([.E30:.E39])" office:value-type="float" office:value="0.421637021355784" calcext:value-type="float">
            <text:p>0.422</text:p>
          </table:table-cell>
        </table:table-row>
      </table:table>
      <table:table table:name="aprx_k5_dcy_0.9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18181818" calcext:value-type="float">
            <text:p>0.18181818</text:p>
          </table:table-cell>
        </table:table-row>
        <table:table-row table:style-name="ro1">
          <table:table-cell/>
          <table:table-cell office:value-type="float" office:value="0.76190476" calcext:value-type="float">
            <text:p>0.76190476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19047619" calcext:value-type="float">
            <text:p>0.19047619</text:p>
          </table:table-cell>
          <table:table-cell office:value-type="float" office:value="0.18181818" calcext:value-type="float">
            <text:p>0.18181818</text:p>
          </table:table-cell>
        </table:table-row>
        <table:table-row table:style-name="ro1">
          <table:table-cell/>
          <table:table-cell office:value-type="float" office:value="0.625" calcext:value-type="float">
            <text:p>0.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/>
          <table:table-cell office:value-type="float" office:value="0.84507042" calcext:value-type="float">
            <text:p>0.84507042</text:p>
          </table:table-cell>
          <table:table-cell office:value-type="float" office:value="0.6" calcext:value-type="float">
            <text:p>0.6</text:p>
          </table:table-cell>
          <table:table-cell office:value-type="float" office:value="0.11111111" calcext:value-type="float">
            <text:p>0.11111111</text:p>
          </table:table-cell>
          <table:table-cell office:value-type="float" office:value="0.18181818" calcext:value-type="float">
            <text:p>0.18181818</text:p>
          </table:table-cell>
        </table:table-row>
        <table:table-row table:style-name="ro1">
          <table:table-cell/>
          <table:table-cell office:value-type="float" office:value="0.85333333" calcext:value-type="float">
            <text:p>0.8533333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0909091" calcext:value-type="float">
            <text:p>0.90909091</text:p>
          </table:table-cell>
          <table:table-cell office:value-type="float" office:value="0" calcext:value-type="float">
            <text:p>0</text:p>
          </table:table-cell>
          <table:table-cell office:value-type="float" office:value="0.43076923" calcext:value-type="float">
            <text:p>0.43076923</text:p>
          </table:table-cell>
          <table:table-cell office:value-type="float" office:value="0.18181818" calcext:value-type="float">
            <text:p>0.18181818</text:p>
          </table:table-cell>
        </table:table-row>
        <table:table-row table:style-name="ro1">
          <table:table-cell/>
          <table:table-cell office:value-type="float" office:value="0.61538462" calcext:value-type="float">
            <text:p>0.61538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4626866" calcext:value-type="float">
            <text:p>0.74626866</text:p>
          </table:table-cell>
          <table:table-cell office:value-type="float" office:value="0.56818182" calcext:value-type="float">
            <text:p>0.56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1538462" calcext:value-type="float">
            <text:p>0.61538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2:.B10])" office:value-type="float" office:value="0.73293748" calcext:value-type="float">
            <text:p>0.733</text:p>
          </table:table-cell>
          <table:table-cell table:style-name="ce4" table:formula="of:=AVERAGE([.C2:.C10])" office:value-type="float" office:value="0.262436868888889" calcext:value-type="float">
            <text:p>0.262</text:p>
          </table:table-cell>
          <table:table-cell table:style-name="ce4" table:formula="of:=AVERAGE([.D2:.D10])" office:value-type="float" office:value="0.0952618366666667" calcext:value-type="float">
            <text:p>0.095</text:p>
          </table:table-cell>
          <table:table-cell table:style-name="ce4" table:formula="of:=AVERAGE([.E2:.E10])" office:value-type="float" office:value="0.0993265988888889" calcext:value-type="float">
            <text:p>0.099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2:.B10])" office:value-type="float" office:value="0.117289258069357" calcext:value-type="float">
            <text:p>0.117</text:p>
          </table:table-cell>
          <table:table-cell table:style-name="ce4" table:formula="of:=STDEV([.C2:.C10])" office:value-type="float" office:value="0.311350215133352" calcext:value-type="float">
            <text:p>0.311</text:p>
          </table:table-cell>
          <table:table-cell table:style-name="ce4" table:formula="of:=STDEV([.D2:.D10])" office:value-type="float" office:value="0.144974407013437" calcext:value-type="float">
            <text:p>0.145</text:p>
          </table:table-cell>
          <table:table-cell table:style-name="ce4" table:formula="of:=STDEV([.E2:.E10])" office:value-type="float" office:value="0.0943512201705882" calcext:value-type="float">
            <text:p>0.0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76" calcext:value-type="float">
            <text:p>0.76</text:p>
          </table:table-cell>
          <table:table-cell office:value-type="float" office:value="0.13333333" calcext:value-type="float">
            <text:p>0.1333333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96" calcext:value-type="float">
            <text:p>0.96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93333333" calcext:value-type="float">
            <text:p>0.9333333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15:.B23])" office:value-type="float" office:value="0.872222222222222" calcext:value-type="float">
            <text:p>0.872</text:p>
          </table:table-cell>
          <table:table-cell table:style-name="ce4" table:formula="of:=AVERAGE([.C15:.C23])" office:value-type="float" office:value="0.408888888888889" calcext:value-type="float">
            <text:p>0.409</text:p>
          </table:table-cell>
          <table:table-cell table:style-name="ce4" table:formula="of:=AVERAGE([.D15:.D23])" office:value-type="float" office:value="0.133333333333333" calcext:value-type="float">
            <text:p>0.133</text:p>
          </table:table-cell>
          <table:table-cell table:style-name="ce4" table:formula="of:=AVERAGE([.E15:.E23])" office:value-type="float" office:value="0.0555555555555556" calcext:value-type="float">
            <text:p>0.056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15:.B23])" office:value-type="float" office:value="0.137752293790138" calcext:value-type="float">
            <text:p>0.138</text:p>
          </table:table-cell>
          <table:table-cell table:style-name="ce4" table:formula="of:=STDEV([.C15:.C23])" office:value-type="float" office:value="0.489398724059545" calcext:value-type="float">
            <text:p>0.489</text:p>
          </table:table-cell>
          <table:table-cell table:style-name="ce4" table:formula="of:=STDEV([.D15:.D23])" office:value-type="float" office:value="0.303681118024227" calcext:value-type="float">
            <text:p>0.304</text:p>
          </table:table-cell>
          <table:table-cell table:style-name="ce4" table:formula="of:=STDEV([.E15:.E23])" office:value-type="float" office:value="0.052704627669473" calcext:value-type="float">
            <text:p>0.053</text:p>
          </table:table-cell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45454545" calcext:value-type="float">
            <text:p>0.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72727273" calcext:value-type="float">
            <text:p>0.72727273</text:p>
          </table:table-cell>
          <table:table-cell office:value-type="float" office:value="0.48717949" calcext:value-type="float">
            <text:p>0.48717949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45454545" calcext:value-type="float">
            <text:p>0.45454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96774194" calcext:value-type="float">
            <text:p>0.96774194</text:p>
          </table:table-cell>
          <table:table-cell office:value-type="float" office:value="0.43636364" calcext:value-type="float">
            <text:p>0.43636364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91428571" calcext:value-type="float">
            <text:p>0.91428571</text:p>
          </table:table-cell>
          <table:table-cell office:value-type="float" office:value="0.43636364" calcext:value-type="float">
            <text:p>0.4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4594595" calcext:value-type="float">
            <text:p>0.94594595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44444444" calcext:value-type="float">
            <text:p>0.4444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592593" calcext:value-type="float">
            <text:p>0.92592593</text:p>
          </table:table-cell>
          <table:table-cell office:value-type="float" office:value="0.3968254" calcext:value-type="float">
            <text:p>0.39682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444444" calcext:value-type="float">
            <text:p>0.4444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28:.B36])" office:value-type="float" office:value="0.69768356" calcext:value-type="float">
            <text:p>0.698</text:p>
          </table:table-cell>
          <table:table-cell table:style-name="ce4" table:formula="of:=AVERAGE([.C28:.C36])" office:value-type="float" office:value="0.195192463333333" calcext:value-type="float">
            <text:p>0.195</text:p>
          </table:table-cell>
          <table:table-cell table:style-name="ce4" table:formula="of:=AVERAGE([.D28:.D36])" office:value-type="float" office:value="0.216296295555556" calcext:value-type="float">
            <text:p>0.216</text:p>
          </table:table-cell>
          <table:table-cell table:style-name="ce4" table:formula="of:=AVERAGE([.E28:.E36])" office:value-type="float" office:value="0.5" calcext:value-type="float">
            <text:p>0.50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28:.B36])" office:value-type="float" office:value="0.24518990537728" calcext:value-type="float">
            <text:p>0.245</text:p>
          </table:table-cell>
          <table:table-cell table:style-name="ce4" table:formula="of:=STDEV([.C28:.C36])" office:value-type="float" office:value="0.2325778973029" calcext:value-type="float">
            <text:p>0.233</text:p>
          </table:table-cell>
          <table:table-cell table:style-name="ce4" table:formula="of:=STDEV([.D28:.D36])" office:value-type="float" office:value="0.331580576658652" calcext:value-type="float">
            <text:p>0.332</text:p>
          </table:table-cell>
          <table:table-cell table:style-name="ce4" table:formula="of:=STDEV([.E28:.E36])" office:value-type="float" office:value="0.5" calcext:value-type="float">
            <text:p>0.500</text:p>
          </table:table-cell>
        </table:table-row>
      </table:table>
      <table:table table:name="exact_k3_dcy_0.5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96296296" calcext:value-type="float">
            <text:p>0.96296296</text:p>
          </table:table-cell>
          <table:table-cell office:value-type="float" office:value="0.90196078" calcext:value-type="float">
            <text:p>0.90196078</text:p>
          </table:table-cell>
          <table:table-cell office:value-type="float" office:value="0.77419355" calcext:value-type="float">
            <text:p>0.77419355</text:p>
          </table:table-cell>
          <table:table-cell office:value-type="float" office:value="0.70588235" calcext:value-type="float">
            <text:p>0.70588235</text:p>
          </table:table-cell>
        </table:table-row>
        <table:table-row table:style-name="ro1">
          <table:table-cell/>
          <table:table-cell office:value-type="float" office:value="0.95238095" calcext:value-type="float">
            <text:p>0.95238095</text:p>
          </table:table-cell>
          <table:table-cell office:value-type="float" office:value="0.89795918" calcext:value-type="float">
            <text:p>0.89795918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.70588235" calcext:value-type="float">
            <text:p>0.70588235</text:p>
          </table:table-cell>
        </table:table-row>
        <table:table-row table:style-name="ro1">
          <table:table-cell/>
          <table:table-cell office:value-type="float" office:value="0.89156627" calcext:value-type="float">
            <text:p>0.89156627</text:p>
          </table:table-cell>
          <table:table-cell office:value-type="float" office:value="0.84615385" calcext:value-type="float">
            <text:p>0.84615385</text:p>
          </table:table-cell>
          <table:table-cell office:value-type="float" office:value="0.82758621" calcext:value-type="float">
            <text:p>0.8275862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float" office:value="0.91139241" calcext:value-type="float">
            <text:p>0.91139241</text:p>
          </table:table-cell>
          <table:table-cell office:value-type="float" office:value="0.83018868" calcext:value-type="float">
            <text:p>0.8301886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float" office:value="0.93023256" calcext:value-type="float">
            <text:p>0.93023256</text:p>
          </table:table-cell>
          <table:table-cell office:value-type="float" office:value="0.89795918" calcext:value-type="float">
            <text:p>0.89795918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46153846" calcext:value-type="float">
            <text:p>0.46153846</text:p>
          </table:table-cell>
        </table:table-row>
        <table:table-row table:style-name="ro1">
          <table:table-cell/>
          <table:table-cell office:value-type="float" office:value="0.91139241" calcext:value-type="float">
            <text:p>0.91139241</text:p>
          </table:table-cell>
          <table:table-cell office:value-type="float" office:value="0.83018868" calcext:value-type="float">
            <text:p>0.83018868</text:p>
          </table:table-cell>
          <table:table-cell office:value-type="float" office:value="0.78787879" calcext:value-type="float">
            <text:p>0.78787879</text:p>
          </table:table-cell>
          <table:table-cell office:value-type="float" office:value="0.53333333" calcext:value-type="float">
            <text:p>0.53333333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2:.B12])" office:value-type="float" office:value="0.926654593333333" calcext:value-type="float">
            <text:p>0.927</text:p>
          </table:table-cell>
          <table:table-cell table:style-name="ce4" table:formula="of:=AVERAGE([.C2:.C12])" office:value-type="float" office:value="0.867401725" calcext:value-type="float">
            <text:p>0.867</text:p>
          </table:table-cell>
          <table:table-cell table:style-name="ce4" table:formula="of:=AVERAGE([.D2:.D12])" office:value-type="float" office:value="0.79272087" calcext:value-type="float">
            <text:p>0.793</text:p>
          </table:table-cell>
          <table:table-cell table:style-name="ce4" table:formula="of:=AVERAGE([.E2:.E12])" office:value-type="float" office:value="0.651106081666667" calcext:value-type="float">
            <text:p>0.651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2:.B12])" office:value-type="float" office:value="0.027166168950938" calcext:value-type="float">
            <text:p>0.027</text:p>
          </table:table-cell>
          <table:table-cell table:style-name="ce4" table:formula="of:=STDEV([.C2:.C12])" office:value-type="float" office:value="0.0354483794354742" calcext:value-type="float">
            <text:p>0.035</text:p>
          </table:table-cell>
          <table:table-cell table:style-name="ce4" table:formula="of:=STDEV([.D2:.D12])" office:value-type="float" office:value="0.0608488719093102" calcext:value-type="float">
            <text:p>0.061</text:p>
          </table:table-cell>
          <table:table-cell table:style-name="ce4" table:formula="of:=STDEV([.E2:.E12])" office:value-type="float" office:value="0.122773936591758" calcext:value-type="float">
            <text:p>0.1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office:value-type="float" office:value="0.92" calcext:value-type="float">
            <text:p>0.92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office:value-type="float" office:value="0.88" calcext:value-type="float">
            <text:p>0.88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73333333" calcext:value-type="float">
            <text:p>0.7333333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.4" calcext:value-type="float">
            <text:p>0.4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 table:number-rows-repeated="2"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17:.B27])" office:value-type="float" office:value="0.95" calcext:value-type="float">
            <text:p>0.950</text:p>
          </table:table-cell>
          <table:table-cell table:style-name="ce4" table:formula="of:=AVERAGE([.C17:.C27])" office:value-type="float" office:value="0.886666666666667" calcext:value-type="float">
            <text:p>0.887</text:p>
          </table:table-cell>
          <table:table-cell table:style-name="ce4" table:formula="of:=AVERAGE([.D17:.D27])" office:value-type="float" office:value="0.822222223333333" calcext:value-type="float">
            <text:p>0.822</text:p>
          </table:table-cell>
          <table:table-cell table:style-name="ce4" table:formula="of:=AVERAGE([.E17:.E27])" office:value-type="float" office:value="0.516666666666667" calcext:value-type="float">
            <text:p>0.517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17:.B27])" office:value-type="float" office:value="0.0474341649025257" calcext:value-type="float">
            <text:p>0.047</text:p>
          </table:table-cell>
          <table:table-cell table:style-name="ce4" table:formula="of:=STDEV([.C17:.C27])" office:value-type="float" office:value="0.0163299316185545" calcext:value-type="float">
            <text:p>0.016</text:p>
          </table:table-cell>
          <table:table-cell table:style-name="ce4" table:formula="of:=STDEV([.D17:.D27])" office:value-type="float" office:value="0.054433108116837" calcext:value-type="float">
            <text:p>0.054</text:p>
          </table:table-cell>
          <table:table-cell table:style-name="ce4" table:formula="of:=STDEV([.E17:.E27])" office:value-type="float" office:value="0.132916013582513" calcext:value-type="float">
            <text:p>0.133</text:p>
          </table:table-cell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95121951" calcext:value-type="float">
            <text:p>0.95121951</text:p>
          </table:table-cell>
          <table:table-cell office:value-type="float" office:value="0.88461538" calcext:value-type="float">
            <text:p>0.88461538</text:p>
          </table:table-cell>
          <table:table-cell office:value-type="float" office:value="0.75" calcext:value-type="float">
            <text:p>0.75</text:p>
          </table:table-cell>
          <table:table-cell office:value-type="float" office:value="0.85714286" calcext:value-type="float">
            <text:p>0.85714286</text:p>
          </table:table-cell>
        </table:table-row>
        <table:table-row table:style-name="ro1">
          <table:table-cell/>
          <table:table-cell office:value-type="float" office:value="0.90909091" calcext:value-type="float">
            <text:p>0.90909091</text:p>
          </table:table-cell>
          <table:table-cell office:value-type="float" office:value="0.91666667" calcext:value-type="float">
            <text:p>0.91666667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.85714286" calcext:value-type="float">
            <text:p>0.85714286</text:p>
          </table:table-cell>
        </table:table-row>
        <table:table-row table:style-name="ro1">
          <table:table-cell/>
          <table:table-cell office:value-type="float" office:value="0.86046512" calcext:value-type="float">
            <text:p>0.86046512</text:p>
          </table:table-cell>
          <table:table-cell office:value-type="float" office:value="0.81481481" calcext:value-type="float">
            <text:p>0.81481481</text:p>
          </table:table-cell>
          <table:table-cell office:value-type="float" office:value="0.85714286" calcext:value-type="float">
            <text:p>0.85714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92307692" calcext:value-type="float">
            <text:p>0.92307692</text:p>
          </table:table-cell>
          <table:table-cell office:value-type="float" office:value="0.78571429" calcext:value-type="float">
            <text:p>0.78571429</text:p>
          </table:table-cell>
          <table:table-cell office:value-type="float" office:value="0.64705882" calcext:value-type="float">
            <text:p>0.64705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86956522" calcext:value-type="float">
            <text:p>0.86956522</text:p>
          </table:table-cell>
          <table:table-cell office:value-type="float" office:value="0.91666667" calcext:value-type="float">
            <text:p>0.91666667</text:p>
          </table:table-cell>
          <table:table-cell office:value-type="float" office:value="0.76470588" calcext:value-type="float">
            <text:p>0.76470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92307692" calcext:value-type="float">
            <text:p>0.92307692</text:p>
          </table:table-cell>
          <table:table-cell office:value-type="float" office:value="0.78571429" calcext:value-type="float">
            <text:p>0.78571429</text:p>
          </table:table-cell>
          <table:table-cell office:value-type="float" office:value="0.72222222" calcext:value-type="float">
            <text:p>0.72222222</text:p>
          </table:table-cell>
          <table:table-cell office:value-type="float" office:value="0.8" calcext:value-type="float">
            <text:p>0.8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32:.B42])" office:value-type="float" office:value="0.906082433333333" calcext:value-type="float">
            <text:p>0.906</text:p>
          </table:table-cell>
          <table:table-cell table:style-name="ce4" table:formula="of:=AVERAGE([.C32:.C42])" office:value-type="float" office:value="0.850698685" calcext:value-type="float">
            <text:p>0.851</text:p>
          </table:table-cell>
          <table:table-cell table:style-name="ce4" table:formula="of:=AVERAGE([.D32:.D42])" office:value-type="float" office:value="0.767966075" calcext:value-type="float">
            <text:p>0.768</text:p>
          </table:table-cell>
          <table:table-cell table:style-name="ce4" table:formula="of:=AVERAGE([.E32:.E42])" office:value-type="float" office:value="0.91904762" calcext:value-type="float">
            <text:p>0.919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32:.B42])" office:value-type="float" office:value="0.0347519148289044" calcext:value-type="float">
            <text:p>0.035</text:p>
          </table:table-cell>
          <table:table-cell table:style-name="ce4" table:formula="of:=STDEV([.C32:.C42])" office:value-type="float" office:value="0.0625899160595238" calcext:value-type="float">
            <text:p>0.063</text:p>
          </table:table-cell>
          <table:table-cell table:style-name="ce4" table:formula="of:=STDEV([.D32:.D42])" office:value-type="float" office:value="0.083353199987199" calcext:value-type="float">
            <text:p>0.083</text:p>
          </table:table-cell>
          <table:table-cell table:style-name="ce4" table:formula="of:=STDEV([.E32:.E42])" office:value-type="float" office:value="0.0911006014601142" calcext:value-type="float">
            <text:p>0.091</text:p>
          </table:table-cell>
        </table:table-row>
      </table:table>
      <table:table table:name="exact_k6_dcy_0.5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92857143" calcext:value-type="float">
            <text:p>0.92857143</text:p>
          </table:table-cell>
          <table:table-cell office:value-type="float" office:value="0.88461538" calcext:value-type="float">
            <text:p>0.88461538</text:p>
          </table:table-cell>
          <table:table-cell office:value-type="float" office:value="0.76923077" calcext:value-type="float">
            <text:p>0.76923077</text:p>
          </table:table-cell>
          <table:table-cell office:value-type="float" office:value="0.77777778" calcext:value-type="float">
            <text:p>0.77777778</text:p>
          </table:table-cell>
        </table:table-row>
        <table:table-row table:style-name="ro1">
          <table:table-cell/>
          <table:table-cell office:value-type="float" office:value="0.93975904" calcext:value-type="float">
            <text:p>0.93975904</text:p>
          </table:table-cell>
          <table:table-cell office:value-type="float" office:value="0.96" calcext:value-type="float">
            <text:p>0.96</text:p>
          </table:table-cell>
          <table:table-cell office:value-type="float" office:value="0.83870968" calcext:value-type="float">
            <text:p>0.8387096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office:value-type="float" office:value="0.81355932" calcext:value-type="float">
            <text:p>0.81355932</text:p>
          </table:table-cell>
          <table:table-cell office:value-type="float" office:value="0.64" calcext:value-type="float">
            <text:p>0.64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/>
          <table:table-cell office:value-type="float" office:value="0.92307692" calcext:value-type="float">
            <text:p>0.92307692</text:p>
          </table:table-cell>
          <table:table-cell office:value-type="float" office:value="0.88461538" calcext:value-type="float">
            <text:p>0.88461538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888889" calcext:value-type="float">
            <text:p>0.88888889</text:p>
          </table:table-cell>
        </table:table-row>
        <table:table-row table:style-name="ro1">
          <table:table-cell/>
          <table:table-cell office:value-type="float" office:value="0.95121951" calcext:value-type="float">
            <text:p>0.95121951</text:p>
          </table:table-cell>
          <table:table-cell office:value-type="float" office:value="0.92" calcext:value-type="float">
            <text:p>0.9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/>
          <table:table-cell office:value-type="float" office:value="0.91954023" calcext:value-type="float">
            <text:p>0.91954023</text:p>
          </table:table-cell>
          <table:table-cell office:value-type="float" office:value="0.85714286" calcext:value-type="float">
            <text:p>0.85714286</text:p>
          </table:table-cell>
          <table:table-cell office:value-type="float" office:value="0.8" calcext:value-type="float">
            <text:p>0.8</text:p>
          </table:table-cell>
          <table:table-cell office:value-type="float" office:value="0.57142857" calcext:value-type="float">
            <text:p>0.57142857</text:p>
          </table:table-cell>
        </table:table-row>
        <table:table-row table:style-name="ro1">
          <table:table-cell/>
          <table:table-cell office:value-type="float" office:value="0.96202532" calcext:value-type="float">
            <text:p>0.96202532</text:p>
          </table:table-cell>
          <table:table-cell office:value-type="float" office:value="0.87272727" calcext:value-type="float">
            <text:p>0.87272727</text:p>
          </table:table-cell>
          <table:table-cell office:value-type="float" office:value="0.93333333" calcext:value-type="float">
            <text:p>0.9333333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2:.B12])" office:value-type="float" office:value="0.935598921428571" calcext:value-type="float">
            <text:p>0.936</text:p>
          </table:table-cell>
          <table:table-cell table:style-name="ce4" table:formula="of:=AVERAGE([.C2:.C12])" office:value-type="float" office:value="0.884665744285714" calcext:value-type="float">
            <text:p>0.885</text:p>
          </table:table-cell>
          <table:table-cell table:style-name="ce4" table:formula="of:=AVERAGE([.D2:.D12])" office:value-type="float" office:value="0.809824825714286" calcext:value-type="float">
            <text:p>0.810</text:p>
          </table:table-cell>
          <table:table-cell table:style-name="ce4" table:formula="of:=AVERAGE([.E2:.E12])" office:value-type="float" office:value="0.712585034285714" calcext:value-type="float">
            <text:p>0.713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2:.B12])" office:value-type="float" office:value="0.0160003582079959" calcext:value-type="float">
            <text:p>0.016</text:p>
          </table:table-cell>
          <table:table-cell table:style-name="ce4" table:formula="of:=STDEV([.C2:.C12])" office:value-type="float" office:value="0.0463319988172429" calcext:value-type="float">
            <text:p>0.046</text:p>
          </table:table-cell>
          <table:table-cell table:style-name="ce4" table:formula="of:=STDEV([.D2:.D12])" office:value-type="float" office:value="0.0921308139976085" calcext:value-type="float">
            <text:p>0.092</text:p>
          </table:table-cell>
          <table:table-cell table:style-name="ce4" table:formula="of:=STDEV([.E2:.E12])" office:value-type="float" office:value="0.11060464639396" calcext:value-type="float">
            <text:p>0.1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office:value-type="float" office:value="0.92" calcext:value-type="float">
            <text:p>0.92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office:value-type="float" office:value="0.96" calcext:value-type="float">
            <text:p>0.96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office:value-type="float" office:value="0.96" calcext:value-type="float">
            <text:p>0.96</text:p>
          </table:table-cell>
          <table:table-cell office:value-type="float" office:value="0.53333333" calcext:value-type="float">
            <text:p>0.5333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93333333" calcext:value-type="float">
            <text:p>0.9333333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office:value-type="float" office:value="0.92" calcext:value-type="float">
            <text:p>0.92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3333333" calcext:value-type="float">
            <text:p>0.93333333</text:p>
          </table:table-cell>
          <table:table-cell office:value-type="float" office:value="0.6" calcext:value-type="float">
            <text:p>0.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17:.B27])" office:value-type="float" office:value="0.957142857142857" calcext:value-type="float">
            <text:p>0.957</text:p>
          </table:table-cell>
          <table:table-cell table:style-name="ce4" table:formula="of:=AVERAGE([.C17:.C27])" office:value-type="float" office:value="0.925714285714286" calcext:value-type="float">
            <text:p>0.926</text:p>
          </table:table-cell>
          <table:table-cell table:style-name="ce4" table:formula="of:=AVERAGE([.D17:.D27])" office:value-type="float" office:value="0.8" calcext:value-type="float">
            <text:p>0.800</text:p>
          </table:table-cell>
          <table:table-cell table:style-name="ce4" table:formula="of:=AVERAGE([.E17:.E27])" office:value-type="float" office:value="0.585714285714286" calcext:value-type="float">
            <text:p>0.586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17:.B27])" office:value-type="float" office:value="0.0345032779671177" calcext:value-type="float">
            <text:p>0.035</text:p>
          </table:table-cell>
          <table:table-cell table:style-name="ce4" table:formula="of:=STDEV([.C17:.C27])" office:value-type="float" office:value="0.0427617987059879" calcext:value-type="float">
            <text:p>0.043</text:p>
          </table:table-cell>
          <table:table-cell table:style-name="ce4" table:formula="of:=STDEV([.D17:.D27])" office:value-type="float" office:value="0.149071198499986" calcext:value-type="float">
            <text:p>0.149</text:p>
          </table:table-cell>
          <table:table-cell table:style-name="ce4" table:formula="of:=STDEV([.E17:.E27])" office:value-type="float" office:value="0.13451854182691" calcext:value-type="float">
            <text:p>0.135</text:p>
          </table:table-cell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88636364" calcext:value-type="float">
            <text:p>0.88636364</text:p>
          </table:table-cell>
          <table:table-cell office:value-type="float" office:value="0.85185185" calcext:value-type="float">
            <text:p>0.85185185</text:p>
          </table:table-cell>
          <table:table-cell office:value-type="float" office:value="0.90909091" calcext:value-type="float">
            <text:p>0.90909091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/>
          <table:table-cell office:value-type="float" office:value="0.90697674" calcext:value-type="float">
            <text:p>0.90697674</text:p>
          </table:table-cell>
          <table:table-cell office:value-type="float" office:value="0.96" calcext:value-type="float">
            <text:p>0.96</text:p>
          </table:table-cell>
          <table:table-cell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office:value-type="float" office:value="0.70588235" calcext:value-type="float">
            <text:p>0.70588235</text:p>
          </table:table-cell>
          <table:table-cell office:value-type="float" office:value="0.8" calcext:value-type="float">
            <text:p>0.8</text:p>
          </table:table-cell>
          <table:table-cell office:value-type="float" office:value="0.83333333" calcext:value-type="float">
            <text:p>0.83333333</text:p>
          </table:table-cell>
        </table:table-row>
        <table:table-row table:style-name="ro1">
          <table:table-cell/>
          <table:table-cell office:value-type="float" office:value="0.94736842" calcext:value-type="float">
            <text:p>0.94736842</text:p>
          </table:table-cell>
          <table:table-cell office:value-type="float" office:value="0.85185185" calcext:value-type="float">
            <text:p>0.85185185</text:p>
          </table:table-cell>
          <table:table-cell office:value-type="float" office:value="0.82352941" calcext:value-type="float">
            <text:p>0.82352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92857143" calcext:value-type="float">
            <text:p>0.92857143</text:p>
          </table:table-cell>
          <table:table-cell office:value-type="float" office:value="0.92" calcext:value-type="float">
            <text:p>0.92</text:p>
          </table:table-cell>
          <table:table-cell office:value-type="float" office:value="0.76470588" calcext:value-type="float">
            <text:p>0.76470588</text:p>
          </table:table-cell>
          <table:table-cell office:value-type="float" office:value="0.83333333" calcext:value-type="float">
            <text:p>0.83333333</text:p>
          </table:table-cell>
        </table:table-row>
        <table:table-row table:style-name="ro1">
          <table:table-cell/>
          <table:table-cell office:value-type="float" office:value="0.85106383" calcext:value-type="float">
            <text:p>0.8510638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97435897" calcext:value-type="float">
            <text:p>0.97435897</text:p>
          </table:table-cell>
          <table:table-cell office:value-type="float" office:value="0.8" calcext:value-type="float">
            <text:p>0.8</text:p>
          </table:table-cell>
          <table:table-cell office:value-type="float" office:value="0.93333333" calcext:value-type="float">
            <text:p>0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32:.B42])" office:value-type="float" office:value="0.917100432857143" calcext:value-type="float">
            <text:p>0.917</text:p>
          </table:table-cell>
          <table:table-cell table:style-name="ce4" table:formula="of:=AVERAGE([.C32:.C42])" office:value-type="float" office:value="0.852083721428571" calcext:value-type="float">
            <text:p>0.852</text:p>
          </table:table-cell>
          <table:table-cell table:style-name="ce4" table:formula="of:=AVERAGE([.D32:.D42])" office:value-type="float" office:value="0.834737075714286" calcext:value-type="float">
            <text:p>0.835</text:p>
          </table:table-cell>
          <table:table-cell table:style-name="ce4" table:formula="of:=AVERAGE([.E32:.E42])" office:value-type="float" office:value="0.934523808571429" calcext:value-type="float">
            <text:p>0.935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32:.B42])" office:value-type="float" office:value="0.0404078180699328" calcext:value-type="float">
            <text:p>0.040</text:p>
          </table:table-cell>
          <table:table-cell table:style-name="ce4" table:formula="of:=STDEV([.C32:.C42])" office:value-type="float" office:value="0.0825341974309481" calcext:value-type="float">
            <text:p>0.083</text:p>
          </table:table-cell>
          <table:table-cell table:style-name="ce4" table:formula="of:=STDEV([.D32:.D42])" office:value-type="float" office:value="0.0621657871753418" calcext:value-type="float">
            <text:p>0.062</text:p>
          </table:table-cell>
          <table:table-cell table:style-name="ce4" table:formula="of:=STDEV([.E32:.E42])" office:value-type="float" office:value="0.0828358178063102" calcext:value-type="float">
            <text:p>0.083</text:p>
          </table:table-cell>
        </table:table-row>
      </table:table>
      <table:table table:name="exact_k12_dcy_0.5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73584906" calcext:value-type="float">
            <text:p>0.73584906</text:p>
          </table:table-cell>
          <table:table-cell office:value-type="float" office:value="0.89795918" calcext:value-type="float">
            <text:p>0.897959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4766355" calcext:value-type="float">
            <text:p>0.74766355</text:p>
          </table:table-cell>
          <table:table-cell office:value-type="float" office:value="0.7826087" calcext:value-type="float">
            <text:p>0.782608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8181818" calcext:value-type="float">
            <text:p>0.18181818</text:p>
          </table:table-cell>
        </table:table-row>
        <table:table-row table:style-name="ro1">
          <table:table-cell/>
          <table:table-cell office:value-type="float" office:value="0.76190476" calcext:value-type="float">
            <text:p>0.76190476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0.23529412" calcext:value-type="float">
            <text:p>0.23529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1818182" calcext:value-type="float">
            <text:p>0.81818182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3529412" calcext:value-type="float">
            <text:p>0.23529412</text:p>
          </table:table-cell>
          <table:table-cell office:value-type="float" office:value="0.18181818" calcext:value-type="float">
            <text:p>0.18181818</text:p>
          </table:table-cell>
        </table:table-row>
        <table:table-row table:style-name="ro1">
          <table:table-cell/>
          <table:table-cell office:value-type="float" office:value="0.72072072" calcext:value-type="float">
            <text:p>0.72072072</text:p>
          </table:table-cell>
          <table:table-cell office:value-type="float" office:value="0.74418605" calcext:value-type="float">
            <text:p>0.7441860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2:.B12])" office:value-type="float" office:value="0.756863982" calcext:value-type="float">
            <text:p>0.757</text:p>
          </table:table-cell>
          <table:table-cell table:style-name="ce4" table:formula="of:=AVERAGE([.C2:.C12])" office:value-type="float" office:value="0.789117452" calcext:value-type="float">
            <text:p>0.789</text:p>
          </table:table-cell>
          <table:table-cell table:style-name="ce4" table:formula="of:=AVERAGE([.D2:.D12])" office:value-type="float" office:value="0.144117648" calcext:value-type="float">
            <text:p>0.144</text:p>
          </table:table-cell>
          <table:table-cell table:style-name="ce4" table:formula="of:=AVERAGE([.E2:.E12])" office:value-type="float" office:value="0.072727272" calcext:value-type="float">
            <text:p>0.073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2:.B12])" office:value-type="float" office:value="0.0374763157990913" calcext:value-type="float">
            <text:p>0.037</text:p>
          </table:table-cell>
          <table:table-cell table:style-name="ce4" table:formula="of:=STDEV([.C3:.C12])" office:value-type="float" office:value="0.0615919765284943" calcext:value-type="float">
            <text:p>0.062</text:p>
          </table:table-cell>
          <table:table-cell table:style-name="ce4" table:formula="of:=STDEV([.D3:.D12])" office:value-type="float" office:value="0.0636783398720329" calcext:value-type="float">
            <text:p>0.064</text:p>
          </table:table-cell>
          <table:table-cell table:style-name="ce4" table:formula="of:=STDEV([.E3:.E12])" office:value-type="float" office:value="0.104972775166568" calcext:value-type="float">
            <text:p>0.1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3333333" calcext:value-type="float">
            <text:p>0.1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13333333" calcext:value-type="float">
            <text:p>0.1333333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06666667" calcext:value-type="float">
            <text:p>0.0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 table:number-rows-repeated="2"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17:.B27])" office:value-type="float" office:value="0.975" calcext:value-type="float">
            <text:p>0.975</text:p>
          </table:table-cell>
          <table:table-cell table:style-name="ce4" table:formula="of:=AVERAGE([.C17:.C27])" office:value-type="float" office:value="0.784" calcext:value-type="float">
            <text:p>0.784</text:p>
          </table:table-cell>
          <table:table-cell table:style-name="ce4" table:formula="of:=AVERAGE([.D17:.D27])" office:value-type="float" office:value="0.08" calcext:value-type="float">
            <text:p>0.080</text:p>
          </table:table-cell>
          <table:table-cell table:style-name="ce4" table:formula="of:=AVERAGE([.E17:.E27])" office:value-type="float" office:value="0.04" calcext:value-type="float">
            <text:p>0.04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17:.B27])" office:value-type="float" office:value="0.0433012701892219" calcext:value-type="float">
            <text:p>0.043</text:p>
          </table:table-cell>
          <table:table-cell table:style-name="ce4" table:formula="of:=STDEV([.C17:.C27])" office:value-type="float" office:value="0.104307238483242" calcext:value-type="float">
            <text:p>0.104</text:p>
          </table:table-cell>
          <table:table-cell table:style-name="ce4" table:formula="of:=STDEV([.D18:.D27])" office:value-type="float" office:value="0.0384900140969733" calcext:value-type="float">
            <text:p>0.038</text:p>
          </table:table-cell>
          <table:table-cell table:style-name="ce4" table:formula="of:=STDEV([.E18:.E27])" office:value-type="float" office:value="0.0577350269189626" calcext:value-type="float">
            <text:p>0.058</text:p>
          </table:table-cell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59090909" calcext:value-type="float">
            <text:p>0.59090909</text:p>
          </table:table-cell>
          <table:table-cell office:value-type="float" office:value="0.91666667" calcext:value-type="float">
            <text:p>0.91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9701493" calcext:value-type="float">
            <text:p>0.59701493</text:p>
          </table:table-cell>
          <table:table-cell office:value-type="float" office:value="0.85714286" calcext:value-type="float">
            <text:p>0.857142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61538462" calcext:value-type="float">
            <text:p>0.61538462</text:p>
          </table:table-cell>
          <table:table-cell office:value-type="float" office:value="0.86956522" calcext:value-type="float">
            <text:p>0.869565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56410256" calcext:value-type="float">
            <text:p>0.564102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56338028" calcext:value-type="float">
            <text:p>0.56338028</text:p>
          </table:table-cell>
          <table:table-cell office:value-type="float" office:value="0.88888889" calcext:value-type="float">
            <text:p>0.88888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32:.B42])" office:value-type="float" office:value="0.623337784" calcext:value-type="float">
            <text:p>0.623</text:p>
          </table:table-cell>
          <table:table-cell table:style-name="ce4" table:formula="of:=AVERAGE([.C32:.C42])" office:value-type="float" office:value="0.81927324" calcext:value-type="float">
            <text:p>0.819</text:p>
          </table:table-cell>
          <table:table-cell table:style-name="ce4" table:formula="of:=AVERAGE([.D32:.D42])" office:value-type="float" office:value="0.8" calcext:value-type="float">
            <text:p>0.800</text:p>
          </table:table-cell>
          <table:table-cell table:style-name="ce4" table:formula="of:=AVERAGE([.E32:.E42])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32:.B42])" office:value-type="float" office:value="0.073222238600719" calcext:value-type="float">
            <text:p>0.073</text:p>
          </table:table-cell>
          <table:table-cell table:style-name="ce4" table:formula="of:=STDEV([.C32:.C42])" office:value-type="float" office:value="0.144401598186286" calcext:value-type="float">
            <text:p>0.144</text:p>
          </table:table-cell>
          <table:table-cell table:style-name="ce4" table:formula="of:=STDEV([.D32:.D42])" office:value-type="float" office:value="0.447213595499958" calcext:value-type="float">
            <text:p>0.447</text:p>
          </table:table-cell>
          <table:table-cell table:style-name="ce4" table:formula="of:=STDEV([.E32:.E42])" office:value-type="float" office:value="0.547722557505166" calcext:value-type="float">
            <text:p>0.548</text:p>
          </table:table-cell>
        </table:table-row>
      </table:table>
      <table:table table:name="exact_k5_dcy_0.0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94871795" calcext:value-type="float">
            <text:p>0.94871795</text:p>
          </table:table-cell>
          <table:table-cell office:value-type="float" office:value="0.88888889" calcext:value-type="float">
            <text:p>0.88888889</text:p>
          </table:table-cell>
          <table:table-cell office:value-type="float" office:value="0.93333333" calcext:value-type="float">
            <text:p>0.93333333</text:p>
          </table:table-cell>
          <table:table-cell office:value-type="float" office:value="0.88888889" calcext:value-type="float">
            <text:p>0.88888889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90196078" calcext:value-type="float">
            <text:p>0.90196078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.84210526" calcext:value-type="float">
            <text:p>0.84210526</text:p>
          </table:table-cell>
        </table:table-row>
        <table:table-row table:style-name="ro1">
          <table:table-cell/>
          <table:table-cell office:value-type="float" office:value="0.95238095" calcext:value-type="float">
            <text:p>0.95238095</text:p>
          </table:table-cell>
          <table:table-cell office:value-type="float" office:value="0.88461538" calcext:value-type="float">
            <text:p>0.88461538</text:p>
          </table:table-cell>
          <table:table-cell office:value-type="float" office:value="0.82758621" calcext:value-type="float">
            <text:p>0.82758621</text:p>
          </table:table-cell>
          <table:table-cell office:value-type="float" office:value="0.66666667" calcext:value-type="float">
            <text:p>0.66666667</text:p>
          </table:table-cell>
        </table:table-row>
        <table:table-row table:style-name="ro1">
          <table:table-cell/>
          <table:table-cell office:value-type="float" office:value="0.95121951" calcext:value-type="float">
            <text:p>0.95121951</text:p>
          </table:table-cell>
          <table:table-cell office:value-type="float" office:value="0.90196078" calcext:value-type="float">
            <text:p>0.90196078</text:p>
          </table:table-cell>
          <table:table-cell office:value-type="float" office:value="0.85714286" calcext:value-type="float">
            <text:p>0.85714286</text:p>
          </table:table-cell>
          <table:table-cell office:value-type="float" office:value="0.94736842" calcext:value-type="float">
            <text:p>0.94736842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2:.B12])" office:value-type="float" office:value="0.9505796025" calcext:value-type="float">
            <text:p>0.951</text:p>
          </table:table-cell>
          <table:table-cell table:style-name="ce4" table:formula="of:=AVERAGE([.C2:.C12])" office:value-type="float" office:value="0.8943564575" calcext:value-type="float">
            <text:p>0.894</text:p>
          </table:table-cell>
          <table:table-cell table:style-name="ce4" table:formula="of:=AVERAGE([.D2:.D12])" office:value-type="float" office:value="0.8711822675" calcext:value-type="float">
            <text:p>0.871</text:p>
          </table:table-cell>
          <table:table-cell table:style-name="ce4" table:formula="of:=AVERAGE([.E2:.E12])" office:value-type="float" office:value="0.83625731" calcext:value-type="float">
            <text:p>0.836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2:.B12])" office:value-type="float" office:value="0.00157649648620762" calcext:value-type="float">
            <text:p>0.002</text:p>
          </table:table-cell>
          <table:table-cell table:style-name="ce4" table:formula="of:=STDEV([.C3:.C12])" office:value-type="float" office:value="0.0100143713592017" calcext:value-type="float">
            <text:p>0.010</text:p>
          </table:table-cell>
          <table:table-cell table:style-name="ce4" table:formula="of:=STDEV([.D3:.D12])" office:value-type="float" office:value="0.0203780145825111" calcext:value-type="float">
            <text:p>0.020</text:p>
          </table:table-cell>
          <table:table-cell table:style-name="ce4" table:formula="of:=STDEV([.E3:.E12])" office:value-type="float" office:value="0.141805326749642" calcext:value-type="float">
            <text:p>0.1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office:value-type="float" office:value="0.96" calcext:value-type="float">
            <text:p>0.96</text:p>
          </table:table-cell>
          <table:table-cell office:value-type="float" office:value="0.93333333" calcext:value-type="float">
            <text:p>0.9333333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office:value-type="float" office:value="0.92" calcext:value-type="float">
            <text:p>0.92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 table:number-rows-repeated="2"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17:.B27])" office:value-type="float" office:value="0.9625" calcext:value-type="float">
            <text:p>0.963</text:p>
          </table:table-cell>
          <table:table-cell table:style-name="ce4" table:formula="of:=AVERAGE([.C17:.C27])" office:value-type="float" office:value="0.93" calcext:value-type="float">
            <text:p>0.930</text:p>
          </table:table-cell>
          <table:table-cell table:style-name="ce4" table:formula="of:=AVERAGE([.D17:.D27])" office:value-type="float" office:value="0.85" calcext:value-type="float">
            <text:p>0.850</text:p>
          </table:table-cell>
          <table:table-cell table:style-name="ce4" table:formula="of:=AVERAGE([.E17:.E27])" office:value-type="float" office:value="0.75" calcext:value-type="float">
            <text:p>0.75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17:.B27])" office:value-type="float" office:value="0.0322748612183951" calcext:value-type="float">
            <text:p>0.032</text:p>
          </table:table-cell>
          <table:table-cell table:style-name="ce4" table:formula="of:=STDEV([.C17:.C27])" office:value-type="float" office:value="0.02" calcext:value-type="float">
            <text:p>0.020</text:p>
          </table:table-cell>
          <table:table-cell table:style-name="ce4" table:formula="of:=STDEV([.D18:.D27])" office:value-type="float" office:value="0.0384900198704759" calcext:value-type="float">
            <text:p>0.038</text:p>
          </table:table-cell>
          <table:table-cell table:style-name="ce4" table:formula="of:=STDEV([.E18:.E27])" office:value-type="float" office:value="0.208166599946613" calcext:value-type="float">
            <text:p>0.208</text:p>
          </table:table-cell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97368421" calcext:value-type="float">
            <text:p>0.97368421</text:p>
          </table:table-cell>
          <table:table-cell office:value-type="float" office:value="0.82758621" calcext:value-type="float">
            <text:p>0.82758621</text:p>
          </table:table-cell>
          <table:table-cell office:value-type="float" office:value="0.93333333" calcext:value-type="float">
            <text:p>0.9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88461538" calcext:value-type="float">
            <text:p>0.88461538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.88888889" calcext:value-type="float">
            <text:p>0.88888889</text:p>
          </table:table-cell>
        </table:table-row>
        <table:table-row table:style-name="ro1">
          <table:table-cell/>
          <table:table-cell office:value-type="float" office:value="0.90909091" calcext:value-type="float">
            <text:p>0.90909091</text:p>
          </table:table-cell>
          <table:table-cell office:value-type="float" office:value="0.85185185" calcext:value-type="float">
            <text:p>0.85185185</text:p>
          </table:table-cell>
          <table:table-cell office:value-type="float" office:value="0.85714286" calcext:value-type="float">
            <text:p>0.85714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92857143" calcext:value-type="float">
            <text:p>0.92857143</text:p>
          </table:table-cell>
          <table:table-cell office:value-type="float" office:value="0.88461538" calcext:value-type="float">
            <text:p>0.88461538</text:p>
          </table:table-cell>
          <table:table-cell office:value-type="float" office:value="0.92307692" calcext:value-type="float">
            <text:p>0.923076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32:.B42])" office:value-type="float" office:value="0.9403366375" calcext:value-type="float">
            <text:p>0.940</text:p>
          </table:table-cell>
          <table:table-cell table:style-name="ce4" table:formula="of:=AVERAGE([.C32:.C42])" office:value-type="float" office:value="0.862167205" calcext:value-type="float">
            <text:p>0.862</text:p>
          </table:table-cell>
          <table:table-cell table:style-name="ce4" table:formula="of:=AVERAGE([.D32:.D42])" office:value-type="float" office:value="0.895054945" calcext:value-type="float">
            <text:p>0.895</text:p>
          </table:table-cell>
          <table:table-cell table:style-name="ce4" table:formula="of:=AVERAGE([.E32:.E42])" office:value-type="float" office:value="0.9722222225" calcext:value-type="float">
            <text:p>0.972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32:.B42])" office:value-type="float" office:value="0.0278098109844439" calcext:value-type="float">
            <text:p>0.028</text:p>
          </table:table-cell>
          <table:table-cell table:style-name="ce4" table:formula="of:=STDEV([.C32:.C42])" office:value-type="float" office:value="0.027749431739691" calcext:value-type="float">
            <text:p>0.028</text:p>
          </table:table-cell>
          <table:table-cell table:style-name="ce4" table:formula="of:=STDEV([.D32:.D42])" office:value-type="float" office:value="0.0387026536025275" calcext:value-type="float">
            <text:p>0.039</text:p>
          </table:table-cell>
          <table:table-cell table:style-name="ce4" table:formula="of:=STDEV([.E32:.E42])" office:value-type="float" office:value="0.055555555" calcext:value-type="float">
            <text:p>0.056</text:p>
          </table:table-cell>
        </table:table-row>
      </table:table>
      <table:table table:name="exact_k5_dcy_0.07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91358025" calcext:value-type="float">
            <text:p>0.91358025</text:p>
          </table:table-cell>
          <table:table-cell office:value-type="float" office:value="0.84615385" calcext:value-type="float">
            <text:p>0.84615385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.70588235" calcext:value-type="float">
            <text:p>0.70588235</text:p>
          </table:table-cell>
        </table:table-row>
        <table:table-row table:style-name="ro1">
          <table:table-cell/>
          <table:table-cell office:value-type="float" office:value="0.90243902" calcext:value-type="float">
            <text:p>0.90243902</text:p>
          </table:table-cell>
          <table:table-cell office:value-type="float" office:value="0.89795918" calcext:value-type="float">
            <text:p>0.89795918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.84210526" calcext:value-type="float">
            <text:p>0.84210526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office:value-type="float" office:value="0.82352941" calcext:value-type="float">
            <text:p>0.82352941</text:p>
          </table:table-cell>
          <table:table-cell office:value-type="float" office:value="0.77419355" calcext:value-type="float">
            <text:p>0.77419355</text:p>
          </table:table-cell>
          <table:table-cell office:value-type="float" office:value="0.77777778" calcext:value-type="float">
            <text:p>0.77777778</text:p>
          </table:table-cell>
        </table:table-row>
        <table:table-row table:style-name="ro1">
          <table:table-cell/>
          <table:table-cell office:value-type="float" office:value="0.95121951" calcext:value-type="float">
            <text:p>0.95121951</text:p>
          </table:table-cell>
          <table:table-cell office:value-type="float" office:value="0.90196078" calcext:value-type="float">
            <text:p>0.90196078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.82352941" calcext:value-type="float">
            <text:p>0.82352941</text:p>
          </table:table-cell>
        </table:table-row>
        <table:table-row table:style-name="ro1">
          <table:table-cell/>
          <table:table-cell office:value-type="float" office:value="0.95121951" calcext:value-type="float">
            <text:p>0.95121951</text:p>
          </table:table-cell>
          <table:table-cell office:value-type="float" office:value="0.84615385" calcext:value-type="float">
            <text:p>0.84615385</text:p>
          </table:table-cell>
          <table:table-cell office:value-type="float" office:value="0.81481481" calcext:value-type="float">
            <text:p>0.81481481</text:p>
          </table:table-cell>
          <table:table-cell office:value-type="float" office:value="0.94736842" calcext:value-type="float">
            <text:p>0.94736842</text:p>
          </table:table-cell>
        </table:table-row>
        <table:table-row table:style-name="ro1">
          <table:table-cell/>
          <table:table-cell office:value-type="float" office:value="0.93023256" calcext:value-type="float">
            <text:p>0.93023256</text:p>
          </table:table-cell>
          <table:table-cell office:value-type="float" office:value="0.81632653" calcext:value-type="float">
            <text:p>0.81632653</text:p>
          </table:table-cell>
          <table:table-cell office:value-type="float" office:value="0.78571429" calcext:value-type="float">
            <text:p>0.78571429</text:p>
          </table:table-cell>
          <table:table-cell office:value-type="float" office:value="0.82352941" calcext:value-type="float">
            <text:p>0.82352941</text:p>
          </table:table-cell>
        </table:table-row>
        <table:table-row table:style-name="ro1">
          <table:table-cell/>
          <table:table-cell office:value-type="float" office:value="0.9382716" calcext:value-type="float">
            <text:p>0.9382716</text:p>
          </table:table-cell>
          <table:table-cell office:value-type="float" office:value="0.92" calcext:value-type="float">
            <text:p>0.92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.94736842" calcext:value-type="float">
            <text:p>0.94736842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2:.B12])" office:value-type="float" office:value="0.93028035" calcext:value-type="float">
            <text:p>0.930</text:p>
          </table:table-cell>
          <table:table-cell table:style-name="ce4" table:formula="of:=AVERAGE([.C2:.C12])" office:value-type="float" office:value="0.864583371428571" calcext:value-type="float">
            <text:p>0.865</text:p>
          </table:table-cell>
          <table:table-cell table:style-name="ce4" table:formula="of:=AVERAGE([.D2:.D12])" office:value-type="float" office:value="0.83448419" calcext:value-type="float">
            <text:p>0.834</text:p>
          </table:table-cell>
          <table:table-cell table:style-name="ce4" table:formula="of:=AVERAGE([.E2:.E12])" office:value-type="float" office:value="0.838223007142857" calcext:value-type="float">
            <text:p>0.838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2:.B12])" office:value-type="float" office:value="0.0183606204314161" calcext:value-type="float">
            <text:p>0.018</text:p>
          </table:table-cell>
          <table:table-cell table:style-name="ce4" table:formula="of:=STDEV([.C3:.C12])" office:value-type="float" office:value="0.0444504395221957" calcext:value-type="float">
            <text:p>0.044</text:p>
          </table:table-cell>
          <table:table-cell table:style-name="ce4" table:formula="of:=STDEV([.D3:.D12])" office:value-type="float" office:value="0.0432084860050202" calcext:value-type="float">
            <text:p>0.043</text:p>
          </table:table-cell>
          <table:table-cell table:style-name="ce4" table:formula="of:=STDEV([.E3:.E12])" office:value-type="float" office:value="0.0707204850175723" calcext:value-type="float">
            <text:p>0.0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office:value-type="float" office:value="0.88" calcext:value-type="float">
            <text:p>0.88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office:value-type="float" office:value="0.88" calcext:value-type="float">
            <text:p>0.88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office:value-type="float" office:value="0.84" calcext:value-type="float">
            <text:p>0.84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office:value-type="float" office:value="0.92" calcext:value-type="float">
            <text:p>0.92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office:value-type="float" office:value="0.88" calcext:value-type="float">
            <text:p>0.88</text:p>
          </table:table-cell>
          <table:table-cell office:value-type="float" office:value="0.73333333" calcext:value-type="float">
            <text:p>0.7333333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73333333" calcext:value-type="float">
            <text:p>0.7333333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.9" calcext:value-type="float">
            <text:p>0.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17:.B27])" office:value-type="float" office:value="0.953571428571429" calcext:value-type="float">
            <text:p>0.954</text:p>
          </table:table-cell>
          <table:table-cell table:style-name="ce4" table:formula="of:=AVERAGE([.C17:.C27])" office:value-type="float" office:value="0.874285714285714" calcext:value-type="float">
            <text:p>0.874</text:p>
          </table:table-cell>
          <table:table-cell table:style-name="ce4" table:formula="of:=AVERAGE([.D17:.D27])" office:value-type="float" office:value="0.81904762" calcext:value-type="float">
            <text:p>0.819</text:p>
          </table:table-cell>
          <table:table-cell table:style-name="ce4" table:formula="of:=AVERAGE([.E17:.E27])" office:value-type="float" office:value="0.757142857142857" calcext:value-type="float">
            <text:p>0.757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17:.B27])" office:value-type="float" office:value="0.0303746448146978" calcext:value-type="float">
            <text:p>0.030</text:p>
          </table:table-cell>
          <table:table-cell table:style-name="ce4" table:formula="of:=STDEV([.C17:.C27])" office:value-type="float" office:value="0.0427617987059879" calcext:value-type="float">
            <text:p>0.043</text:p>
          </table:table-cell>
          <table:table-cell table:style-name="ce4" table:formula="of:=STDEV([.D18:.D27])" office:value-type="float" office:value="0.0655461419606519" calcext:value-type="float">
            <text:p>0.066</text:p>
          </table:table-cell>
          <table:table-cell table:style-name="ce4" table:formula="of:=STDEV([.E18:.E27])" office:value-type="float" office:value="0.0983192080250175" calcext:value-type="float">
            <text:p>0.098</text:p>
          </table:table-cell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90243902" calcext:value-type="float">
            <text:p>0.90243902</text:p>
          </table:table-cell>
          <table:table-cell office:value-type="float" office:value="0.81481481" calcext:value-type="float">
            <text:p>0.81481481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.85714286" calcext:value-type="float">
            <text:p>0.85714286</text:p>
          </table:table-cell>
        </table:table-row>
        <table:table-row table:style-name="ro1">
          <table:table-cell/>
          <table:table-cell office:value-type="float" office:value="0.88095238" calcext:value-type="float">
            <text:p>0.88095238</text:p>
          </table:table-cell>
          <table:table-cell office:value-type="float" office:value="0.91666667" calcext:value-type="float">
            <text:p>0.91666667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.88888889" calcext:value-type="float">
            <text:p>0.88888889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office:value-type="float" office:value="0.80769231" calcext:value-type="float">
            <text:p>0.80769231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/>
          <table:table-cell office:value-type="float" office:value="0.92857143" calcext:value-type="float">
            <text:p>0.92857143</text:p>
          </table:table-cell>
          <table:table-cell office:value-type="float" office:value="0.88461538" calcext:value-type="float">
            <text:p>0.88461538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92857143" calcext:value-type="float">
            <text:p>0.92857143</text:p>
          </table:table-cell>
          <table:table-cell office:value-type="float" office:value="0.81481481" calcext:value-type="float">
            <text:p>0.81481481</text:p>
          </table:table-cell>
          <table:table-cell office:value-type="float" office:value="0.91666667" calcext:value-type="float">
            <text:p>0.91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86956522" calcext:value-type="float">
            <text:p>0.86956522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0.84615385" calcext:value-type="float">
            <text:p>0.84615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92682927" calcext:value-type="float">
            <text:p>0.92682927</text:p>
          </table:table-cell>
          <table:table-cell office:value-type="float" office:value="0.92" calcext:value-type="float">
            <text:p>0.92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32:.B42])" office:value-type="float" office:value="0.908846964285714" calcext:value-type="float">
            <text:p>0.909</text:p>
          </table:table-cell>
          <table:table-cell table:style-name="ce4" table:formula="of:=AVERAGE([.C32:.C42])" office:value-type="float" office:value="0.855991044285714" calcext:value-type="float">
            <text:p>0.856</text:p>
          </table:table-cell>
          <table:table-cell table:style-name="ce4" table:formula="of:=AVERAGE([.D32:.D42])" office:value-type="float" office:value="0.854212457142857" calcext:value-type="float">
            <text:p>0.854</text:p>
          </table:table-cell>
          <table:table-cell table:style-name="ce4" table:formula="of:=AVERAGE([.E32:.E42])" office:value-type="float" office:value="0.945861678571429" calcext:value-type="float">
            <text:p>0.946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32:.B42])" office:value-type="float" office:value="0.0249152496595525" calcext:value-type="float">
            <text:p>0.025</text:p>
          </table:table-cell>
          <table:table-cell table:style-name="ce4" table:formula="of:=STDEV([.C32:.C42])" office:value-type="float" office:value="0.0497244655622307" calcext:value-type="float">
            <text:p>0.050</text:p>
          </table:table-cell>
          <table:table-cell table:style-name="ce4" table:formula="of:=STDEV([.D32:.D42])" office:value-type="float" office:value="0.0507381114942278" calcext:value-type="float">
            <text:p>0.051</text:p>
          </table:table-cell>
          <table:table-cell table:style-name="ce4" table:formula="of:=STDEV([.E32:.E42])" office:value-type="float" office:value="0.0681446210700552" calcext:value-type="float">
            <text:p>0.068</text:p>
          </table:table-cell>
        </table:table-row>
      </table:table>
      <table:table table:name="exact_k5_dcy_0.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95121951" calcext:value-type="float">
            <text:p>0.95121951</text:p>
          </table:table-cell>
          <table:table-cell office:value-type="float" office:value="0.97959184" calcext:value-type="float">
            <text:p>0.9795918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82352941" calcext:value-type="float">
            <text:p>0.82352941</text:p>
          </table:table-cell>
        </table:table-row>
        <table:table-row table:style-name="ro1">
          <table:table-cell/>
          <table:table-cell office:value-type="float" office:value="0.92857143" calcext:value-type="float">
            <text:p>0.92857143</text:p>
          </table:table-cell>
          <table:table-cell office:value-type="float" office:value="0.89795918" calcext:value-type="float">
            <text:p>0.89795918</text:p>
          </table:table-cell>
          <table:table-cell office:value-type="float" office:value="0.89655172" calcext:value-type="float">
            <text:p>0.89655172</text:p>
          </table:table-cell>
          <table:table-cell office:value-type="float" office:value="0.77777778" calcext:value-type="float">
            <text:p>0.77777778</text:p>
          </table:table-cell>
        </table:table-row>
        <table:table-row table:style-name="ro1">
          <table:table-cell/>
          <table:table-cell office:value-type="float" office:value="0.86046512" calcext:value-type="float">
            <text:p>0.86046512</text:p>
          </table:table-cell>
          <table:table-cell office:value-type="float" office:value="0.88" calcext:value-type="float">
            <text:p>0.88</text:p>
          </table:table-cell>
          <table:table-cell office:value-type="float" office:value="0.69230769" calcext:value-type="float">
            <text:p>0.69230769</text:p>
          </table:table-cell>
          <table:table-cell office:value-type="float" office:value="0.66666667" calcext:value-type="float">
            <text:p>0.66666667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2:.B12])" office:value-type="float" office:value="0.913418686666667" calcext:value-type="float">
            <text:p>0.913</text:p>
          </table:table-cell>
          <table:table-cell table:style-name="ce4" table:formula="of:=AVERAGE([.C2:.C12])" office:value-type="float" office:value="0.919183673333333" calcext:value-type="float">
            <text:p>0.919</text:p>
          </table:table-cell>
          <table:table-cell table:style-name="ce4" table:formula="of:=AVERAGE([.D2:.D12])" office:value-type="float" office:value="0.842119803333333" calcext:value-type="float">
            <text:p>0.842</text:p>
          </table:table-cell>
          <table:table-cell table:style-name="ce4" table:formula="of:=AVERAGE([.E2:.E12])" office:value-type="float" office:value="0.755991286666667" calcext:value-type="float">
            <text:p>0.756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2:.B12])" office:value-type="float" office:value="0.0472365753305893" calcext:value-type="float">
            <text:p>0.047</text:p>
          </table:table-cell>
          <table:table-cell table:style-name="ce4" table:formula="of:=STDEV([.C3:.C12])" office:value-type="float" office:value="0.0126990579625498" calcext:value-type="float">
            <text:p>0.013</text:p>
          </table:table-cell>
          <table:table-cell table:style-name="ce4" table:formula="of:=STDEV([.D3:.D12])" office:value-type="float" office:value="0.144422338629869" calcext:value-type="float">
            <text:p>0.144</text:p>
          </table:table-cell>
          <table:table-cell table:style-name="ce4" table:formula="of:=STDEV([.E3:.E12])" office:value-type="float" office:value="0.0785674193461644" calcext:value-type="float">
            <text:p>0.0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office:value-type="float" office:value="0.88" calcext:value-type="float">
            <text:p>0.88</text:p>
          </table:table-cell>
          <table:table-cell office:value-type="float" office:value="0.86666667" calcext:value-type="float">
            <text:p>0.8666666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 table:number-rows-repeated="2"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17:.B27])" office:value-type="float" office:value="0.958333333333333" calcext:value-type="float">
            <text:p>0.958</text:p>
          </table:table-cell>
          <table:table-cell table:style-name="ce4" table:formula="of:=AVERAGE([.C17:.C27])" office:value-type="float" office:value="0.906666666666667" calcext:value-type="float">
            <text:p>0.907</text:p>
          </table:table-cell>
          <table:table-cell table:style-name="ce4" table:formula="of:=AVERAGE([.D17:.D27])" office:value-type="float" office:value="0.822222223333333" calcext:value-type="float">
            <text:p>0.822</text:p>
          </table:table-cell>
          <table:table-cell table:style-name="ce4" table:formula="of:=AVERAGE([.E17:.E27])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17:.B27])" office:value-type="float" office:value="0.0288675134594812" calcext:value-type="float">
            <text:p>0.029</text:p>
          </table:table-cell>
          <table:table-cell table:style-name="ce4" table:formula="of:=STDEV([.C17:.C27])" office:value-type="float" office:value="0.04618802153517" calcext:value-type="float">
            <text:p>0.046</text:p>
          </table:table-cell>
          <table:table-cell table:style-name="ce4" table:formula="of:=STDEV([.D18:.D27])" office:value-type="float" office:value="0.188561810673435" calcext:value-type="float">
            <text:p>0.189</text:p>
          </table:table-cell>
          <table:table-cell table:style-name="ce4" table:formula="of:=STDEV([.E18:.E27])" office:value-type="float" office:value="0.0707106781186547" calcext:value-type="float">
            <text:p>0.071</text:p>
          </table:table-cell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92857143" calcext:value-type="float">
            <text:p>0.92857143</text:p>
          </table:table-cell>
          <table:table-cell office:value-type="float" office:value="1" calcext:value-type="float">
            <text:p>1</text:p>
          </table:table-cell>
          <table:table-cell office:value-type="float" office:value="0.88235294" calcext:value-type="float">
            <text:p>0.88235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88636364" calcext:value-type="float">
            <text:p>0.88636364</text:p>
          </table:table-cell>
          <table:table-cell office:value-type="float" office:value="0.91666667" calcext:value-type="float">
            <text:p>0.91666667</text:p>
          </table:table-cell>
          <table:table-cell office:value-type="float" office:value="0.92857143" calcext:value-type="float">
            <text:p>0.92857143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/>
          <table:table-cell office:value-type="float" office:value="0.80434783" calcext:value-type="float">
            <text:p>0.80434783</text:p>
          </table:table-cell>
          <table:table-cell office:value-type="float" office:value="0.88" calcext:value-type="float">
            <text:p>0.88</text:p>
          </table:table-cell>
          <table:table-cell office:value-type="float" office:value="0.81818182" calcext:value-type="float">
            <text:p>0.8181818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32:.B42])" office:value-type="float" office:value="0.8730943" calcext:value-type="float">
            <text:p>0.873</text:p>
          </table:table-cell>
          <table:table-cell table:style-name="ce4" table:formula="of:=AVERAGE([.C32:.C42])" office:value-type="float" office:value="0.932222223333333" calcext:value-type="float">
            <text:p>0.932</text:p>
          </table:table-cell>
          <table:table-cell table:style-name="ce4" table:formula="of:=AVERAGE([.D32:.D42])" office:value-type="float" office:value="0.87636873" calcext:value-type="float">
            <text:p>0.876</text:p>
          </table:table-cell>
          <table:table-cell table:style-name="ce4" table:formula="of:=AVERAGE([.E32:.E42])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32:.B42])" office:value-type="float" office:value="0.0631659104047959" calcext:value-type="float">
            <text:p>0.063</text:p>
          </table:table-cell>
          <table:table-cell table:style-name="ce4" table:formula="of:=STDEV([.C32:.C42])" office:value-type="float" office:value="0.0614937511429384" calcext:value-type="float">
            <text:p>0.061</text:p>
          </table:table-cell>
          <table:table-cell table:style-name="ce4" table:formula="of:=STDEV([.D32:.D42])" office:value-type="float" office:value="0.0554375736841097" calcext:value-type="float">
            <text:p>0.055</text:p>
          </table:table-cell>
          <table:table-cell table:style-name="ce4" table:formula="of:=STDEV([.E32:.E42])" office:value-type="float" office:value="0.125" calcext:value-type="float">
            <text:p>0.125</text:p>
          </table:table-cell>
        </table:table-row>
      </table:table>
      <table:table table:name="exact_k5_dcy_0.9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73015873" calcext:value-type="float">
            <text:p>0.73015873</text:p>
          </table:table-cell>
          <table:table-cell office:value-type="float" office:value="0.61538462" calcext:value-type="float">
            <text:p>0.61538462</text:p>
          </table:table-cell>
          <table:table-cell office:value-type="float" office:value="0.18181818" calcext:value-type="float">
            <text:p>0.18181818</text:p>
          </table:table-cell>
        </table:table-row>
        <table:table-row table:style-name="ro1">
          <table:table-cell/>
          <table:table-cell office:value-type="float" office:value="0.81012658" calcext:value-type="float">
            <text:p>0.81012658</text:p>
          </table:table-cell>
          <table:table-cell office:value-type="float" office:value="0.63333333" calcext:value-type="float">
            <text:p>0.63333333</text:p>
          </table:table-cell>
          <table:table-cell office:value-type="float" office:value="0.51851852" calcext:value-type="float">
            <text:p>0.51851852</text:p>
          </table:table-cell>
          <table:table-cell office:value-type="float" office:value="0.42857143" calcext:value-type="float">
            <text:p>0.42857143</text:p>
          </table:table-cell>
        </table:table-row>
        <table:table-row table:style-name="ro1">
          <table:table-cell/>
          <table:table-cell office:value-type="float" office:value="0.90243902" calcext:value-type="float">
            <text:p>0.90243902</text:p>
          </table:table-cell>
          <table:table-cell office:value-type="float" office:value="0.75" calcext:value-type="float">
            <text:p>0.75</text:p>
          </table:table-cell>
          <table:table-cell office:value-type="float" office:value="0.48275862" calcext:value-type="float">
            <text:p>0.48275862</text:p>
          </table:table-cell>
          <table:table-cell office:value-type="float" office:value="0.46153846" calcext:value-type="float">
            <text:p>0.46153846</text:p>
          </table:table-cell>
        </table:table-row>
        <table:table-row table:style-name="ro1">
          <table:table-cell/>
          <table:table-cell office:value-type="float" office:value="0.94871795" calcext:value-type="float">
            <text:p>0.94871795</text:p>
          </table:table-cell>
          <table:table-cell office:value-type="float" office:value="0.71186441" calcext:value-type="float">
            <text:p>0.7118644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18181818" calcext:value-type="float">
            <text:p>0.18181818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79365079" calcext:value-type="float">
            <text:p>0.79365079</text:p>
          </table:table-cell>
          <table:table-cell office:value-type="float" office:value="0.58333333" calcext:value-type="float">
            <text:p>0.58333333</text:p>
          </table:table-cell>
          <table:table-cell office:value-type="float" office:value="0.46153846" calcext:value-type="float">
            <text:p>0.46153846</text:p>
          </table:table-cell>
        </table:table-row>
        <table:table-row table:style-name="ro1">
          <table:table-cell/>
          <table:table-cell office:value-type="float" office:value="0.88607595" calcext:value-type="float">
            <text:p>0.88607595</text:p>
          </table:table-cell>
          <table:table-cell office:value-type="float" office:value="0.66666667" calcext:value-type="float">
            <text:p>0.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0.33333333" calcext:value-type="float">
            <text:p>0.33333333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1"/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2:.B12])" office:value-type="float" office:value="0.891226583333333" calcext:value-type="float">
            <text:p>0.891</text:p>
          </table:table-cell>
          <table:table-cell table:style-name="ce4" table:formula="of:=AVERAGE([.C2:.C12])" office:value-type="float" office:value="0.714278988333333" calcext:value-type="float">
            <text:p>0.714</text:p>
          </table:table-cell>
          <table:table-cell table:style-name="ce4" table:formula="of:=AVERAGE([.D2:.D12])" office:value-type="float" office:value="0.531249181666667" calcext:value-type="float">
            <text:p>0.531</text:p>
          </table:table-cell>
          <table:table-cell table:style-name="ce4" table:formula="of:=AVERAGE([.E2:.E12])" office:value-type="float" office:value="0.34143634" calcext:value-type="float">
            <text:p>0.341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2:.B12])" office:value-type="float" office:value="0.0451412477045554" calcext:value-type="float">
            <text:p>0.045</text:p>
          </table:table-cell>
          <table:table-cell table:style-name="ce4" table:formula="of:=STDEV([.C3:.C12])" office:value-type="float" office:value="0.0639343471536271" calcext:value-type="float">
            <text:p>0.064</text:p>
          </table:table-cell>
          <table:table-cell table:style-name="ce4" table:formula="of:=STDEV([.D3:.D12])" office:value-type="float" office:value="0.142916855793377" calcext:value-type="float">
            <text:p>0.143</text:p>
          </table:table-cell>
          <table:table-cell table:style-name="ce4" table:formula="of:=STDEV([.E3:.E12])" office:value-type="float" office:value="0.119257690253905" calcext:value-type="float">
            <text:p>0.1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53333333" calcext:value-type="float">
            <text:p>0.5333333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76" calcext:value-type="float">
            <text:p>0.76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office:value-type="float" office:value="0.84" calcext:value-type="float">
            <text:p>0.84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office:value-type="float" office:value="0.84" calcext:value-type="float">
            <text:p>0.84</text:p>
          </table:table-cell>
          <table:table-cell office:value-type="float" office:value="0.73333333" calcext:value-type="float">
            <text:p>0.7333333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0.875" calcext:value-type="float">
            <text:p>0.875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 table:number-rows-repeated="2"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17:.B27])" office:value-type="float" office:value="0.8875" calcext:value-type="float">
            <text:p>0.888</text:p>
          </table:table-cell>
          <table:table-cell table:style-name="ce4" table:formula="of:=AVERAGE([.C17:.C27])" office:value-type="float" office:value="0.88" calcext:value-type="float">
            <text:p>0.880</text:p>
          </table:table-cell>
          <table:table-cell table:style-name="ce4" table:formula="of:=AVERAGE([.D17:.D27])" office:value-type="float" office:value="0.477777778333333" calcext:value-type="float">
            <text:p>0.478</text:p>
          </table:table-cell>
          <table:table-cell table:style-name="ce4" table:formula="of:=AVERAGE([.E17:.E27])" office:value-type="float" office:value="0.216666666666667" calcext:value-type="float">
            <text:p>0.217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17:.B27])" office:value-type="float" office:value="0.0467707173346743" calcext:value-type="float">
            <text:p>0.047</text:p>
          </table:table-cell>
          <table:table-cell table:style-name="ce4" table:formula="of:=STDEV([.C17:.C27])" office:value-type="float" office:value="0.0839047078536121" calcext:value-type="float">
            <text:p>0.084</text:p>
          </table:table-cell>
          <table:table-cell table:style-name="ce4" table:formula="of:=STDEV([.D18:.D27])" office:value-type="float" office:value="0.188561807137901" calcext:value-type="float">
            <text:p>0.189</text:p>
          </table:table-cell>
          <table:table-cell table:style-name="ce4" table:formula="of:=STDEV([.E18:.E27])" office:value-type="float" office:value="0.0894427190999916" calcext:value-type="float">
            <text:p>0.089</text:p>
          </table:table-cell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crude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60526316" calcext:value-type="float">
            <text:p>0.60526316</text:p>
          </table:table-cell>
          <table:table-cell office:value-type="float" office:value="0.72727273" calcext:value-type="float">
            <text:p>0.72727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82051282" calcext:value-type="float">
            <text:p>0.82051282</text:p>
          </table:table-cell>
          <table:table-cell office:value-type="float" office:value="0.54285714" calcext:value-type="float">
            <text:p>0.54285714</text:p>
          </table:table-cell>
          <table:table-cell office:value-type="float" office:value="0.58333333" calcext:value-type="float">
            <text:p>0.5833333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float" office:value="0.88095238" calcext:value-type="float">
            <text:p>0.88095238</text:p>
          </table:table-cell>
          <table:table-cell office:value-type="float" office:value="0.67741935" calcext:value-type="float">
            <text:p>0.6774193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97368421" calcext:value-type="float">
            <text:p>0.97368421</text:p>
          </table:table-cell>
          <table:table-cell office:value-type="float" office:value="0.61764706" calcext:value-type="float">
            <text:p>0.61764706</text:p>
          </table:table-cell>
          <table:table-cell office:value-type="float" office:value="0.64705882" calcext:value-type="float">
            <text:p>0.64705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65789474" calcext:value-type="float">
            <text:p>0.65789474</text:p>
          </table:table-cell>
          <table:table-cell office:value-type="float" office:value="0.77777778" calcext:value-type="float">
            <text:p>0.77777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8974359" calcext:value-type="float">
            <text:p>0.8974359</text:p>
          </table:table-cell>
          <table:table-cell office:value-type="float" office:value="0.52272727" calcext:value-type="float">
            <text:p>0.5227272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style-name="ce4" table:formula="of:=AVERAGE([.B32:.B42])" office:value-type="float" office:value="0.895430885" calcext:value-type="float">
            <text:p>0.895</text:p>
          </table:table-cell>
          <table:table-cell table:style-name="ce4" table:formula="of:=AVERAGE([.C32:.C42])" office:value-type="float" office:value="0.60396812" calcext:value-type="float">
            <text:p>0.604</text:p>
          </table:table-cell>
          <table:table-cell table:style-name="ce4" table:formula="of:=AVERAGE([.D32:.D42])" office:value-type="float" office:value="0.639240443333333" calcext:value-type="float">
            <text:p>0.639</text:p>
          </table:table-cell>
          <table:table-cell table:style-name="ce4" table:formula="of:=AVERAGE([.E32:.E42])" office:value-type="float" office:value="0.958333333333333" calcext:value-type="float">
            <text:p>0.958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4" table:formula="of:=STDEV([.B32:.B42])" office:value-type="float" office:value="0.0489728499331039" calcext:value-type="float">
            <text:p>0.049</text:p>
          </table:table-cell>
          <table:table-cell table:style-name="ce4" table:formula="of:=STDEV([.C32:.C42])" office:value-type="float" office:value="0.0613621734402317" calcext:value-type="float">
            <text:p>0.061</text:p>
          </table:table-cell>
          <table:table-cell table:style-name="ce4" table:formula="of:=STDEV([.D32:.D42])" office:value-type="float" office:value="0.101051197849489" calcext:value-type="float">
            <text:p>0.101</text:p>
          </table:table-cell>
          <table:table-cell table:style-name="ce4" table:formula="of:=STDEV([.E32:.E42])" office:value-type="float" office:value="0.102062072615966" calcext:value-type="float">
            <text:p>0.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 style:data-style-name="N2" text:time-value="16:26:19.289552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3:37:25.994543421</meta:creation-date>
    <meta:generator>LibreOffice/6.0.7.3$Linux_X86_64 LibreOffice_project/00m0$Build-3</meta:generator>
    <dc:date>2019-01-20T18:40:22.125163865</dc:date>
    <meta:editing-duration>PT17H46M26S</meta:editing-duration>
    <meta:editing-cycles>181</meta:editing-cycles>
    <meta:document-statistic meta:table-count="15" meta:cell-count="2094" meta:object-count="0"/>
  </office:meta>
</office:document-meta>
</file>